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625in"/>
    </style:style>
    <style:style style:name="co3" style:family="table-column">
      <style:table-column-properties fo:break-before="auto" style:column-width="0.4166666666666667in"/>
    </style:style>
    <style:style style:name="co4" style:family="table-column">
      <style:table-column-properties fo:break-before="auto" style:column-width="0.375in"/>
    </style:style>
    <style:style style:name="co5" style:family="table-column">
      <style:table-column-properties fo:break-before="auto" style:column-width="0.5833333333333334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5729166666666666in"/>
    </style:style>
    <style:style style:name="co8" style:family="table-column">
      <style:table-column-properties fo:break-before="auto" style:column-width="0.4895833333333333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458333333333334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5416666666666666in"/>
    </style:style>
    <style:style style:name="co13" style:family="table-column">
      <style:table-column-properties fo:break-before="auto" style:column-width="0.2604166666666667in"/>
    </style:style>
    <style:style style:name="co14" style:family="table-column">
      <style:table-column-properties fo:break-before="auto" style:column-width="0.59375in"/>
    </style:style>
    <style:style style:name="co15" style:family="table-column">
      <style:table-column-properties fo:break-before="auto" style:column-width="0.6979166666666666in"/>
    </style:style>
    <style:style style:name="co16" style:family="table-column">
      <style:table-column-properties fo:break-before="auto" style:column-width="0.3958333333333333in"/>
    </style:style>
    <style:style style:name="co17" style:family="table-column">
      <style:table-column-properties fo:break-before="auto" style:column-width="0.5625in"/>
    </style:style>
    <style:style style:name="co18" style:family="table-column">
      <style:table-column-properties fo:break-before="auto" style:column-width="0.23958333333333334in"/>
    </style:style>
    <style:style style:name="co19" style:family="table-column">
      <style:table-column-properties fo:break-before="auto" style:column-width="0.8541666666666666in"/>
    </style:style>
    <style:style style:name="co20" style:family="table-column">
      <style:table-column-properties fo:break-before="auto" style:column-width="1.25in"/>
    </style:style>
    <style:style style:name="co21" style:family="table-column">
      <style:table-column-properties fo:break-before="auto" style:column-width="1.46875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0.78125in"/>
    </style:style>
    <style:style style:name="co24" style:family="table-column">
      <style:table-column-properties fo:break-before="auto" style:column-width="0.385416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0.17708333333333334in" fo:break-before="auto" style:use-optimal-row-height="false"/>
    </style:style>
    <style:style style:name="ta1" style:family="table" style:master-page-name="PageStyle_5f_1D">
      <style:table-properties table:display="true" style:writing-mode="lr-tb"/>
    </style:style>
    <style:style style:name="ta2" style:family="table" style:master-page-name="PageStyle_5f_2D_(rates)">
      <style:table-properties table:display="true" style:writing-mode="lr-tb"/>
    </style:style>
    <style:style style:name="ta3" style:family="table" style:master-page-name="PageStyle_5f_acceptances">
      <style:table-properties table:display="true" style:writing-mode="lr-tb"/>
    </style:style>
    <style:style style:name="ta4" style:family="table" style:master-page-name="PageStyle_5f_2D_(not rates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79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8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81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82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81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77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81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77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83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1D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-1"/>
        <table:table-column table:style-name="co2" table:default-cell-style-name="ce-1"/>
        <table:table-column table:style-name="co5" table:default-cell-style-name="ce-1"/>
        <table:table-column table:style-name="co4" table:default-cell-style-name="ce-1"/>
        <table:table-column table:style-name="co3" table:default-cell-style-name="ce-1"/>
        <table:table-column table:style-name="co6" table:default-cell-style-name="ce-1"/>
        <table:table-column table:style-name="co1" table:default-cell-style-name="ce-1"/>
        <table:table-column table:style-name="co7" table:default-cell-style-name="ce-1"/>
        <table:table-column table:style-name="co2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" table:number-columns-repeated="13" table:default-cell-style-name="ce-1"/>
        <table:table-column table:style-name="co1" table:default-cell-style-name="ce15" table:number-columns-repeated="227"/>
        <table:table-row table:style-name="ro2">
          <table:table-cell/>
          <table:table-cell table:style-name="ce21" office:value-type="string">
            <text:p>C</text:p>
          </table:table-cell>
          <table:table-cell table:style-name="ce21"/>
          <table:table-cell table:style-name="ce22" office:value-type="string">
            <text:p>c_off</text:p>
          </table:table-cell>
          <table:table-cell/>
          <table:table-cell table:style-name="ce22" office:value-type="string">
            <text:p>c-coff</text:p>
          </table:table-cell>
          <table:table-cell/>
          <table:table-cell table:style-name="ce22" office:value-type="string">
            <text:p>S</text:p>
          </table:table-cell>
          <table:table-cell/>
          <table:table-cell table:style-name="ce22" office:value-type="string">
            <text:p>S_off</text:p>
          </table:table-cell>
          <table:table-cell/>
          <table:table-cell table:style-name="ce22" office:value-type="string">
            <text:p>i_p</text:p>
          </table:table-cell>
          <table:table-cell table:style-name="ce22" office:value-type="string">
            <text:p>Ip_er</text:p>
          </table:table-cell>
          <table:table-cell table:style-name="ce22" office:value-type="string">
            <text:p>F</text:p>
          </table:table-cell>
          <table:table-cell table:style-name="ce21" office:value-type="string">
            <text:p>flux</text:p>
          </table:table-cell>
          <table:table-cell table:style-name="ce21"/>
        </table:table-row>
        <table:table-row table:style-name="ro2">
          <table:table-cell table:style-name="ce22" office:value-type="float" office:value="0">
            <text:p>0</text:p>
          </table:table-cell>
          <table:table-cell table:style-name="ce21" office:value-type="float" office:value="2151736">
            <text:p>2,151,736</text:p>
          </table:table-cell>
          <table:table-cell table:style-name="ce21" table:formula="oooc:=SQRT([.B2])" office:value-type="float" office:value="1466.879681500838">
            <text:p>1,467</text:p>
          </table:table-cell>
          <table:table-cell table:style-name="ce22" table:number-columns-spanned="1" table:number-rows-spanned="4" office:value-type="float" office:value="30">
            <text:p>30</text:p>
          </table:table-cell>
          <table:table-cell table:style-name="ce22" table:formula="oooc:=SQRT([.D2])" office:value-type="float" office:value="5.477225575051661">
            <text:p>5.477225575</text:p>
          </table:table-cell>
          <table:table-cell table:style-name="ce22" table:formula="oooc:=([.B2]-[.$D$2])" office:value-type="float" office:value="2151706">
            <text:p>2151706</text:p>
          </table:table-cell>
          <table:table-cell table:style-name="ce21" table:formula="oooc:=SQRT((([.E$2]^2)+([.C2]^2)))" office:value-type="float" office:value="1466.889907252756">
            <text:p>1,467</text:p>
          </table:table-cell>
          <table:table-cell table:style-name="ce22" office:value-type="float" office:value="1255">
            <text:p>1255</text:p>
          </table:table-cell>
          <table:table-cell table:style-name="ce21" table:formula="oooc:=SQRT([.H2])" office:value-type="float" office:value="35.4259791678367">
            <text:p>35</text:p>
          </table:table-cell>
          <table:table-cell table:style-name="ce22" table:number-columns-spanned="1" table:number-rows-spanned="4" office:value-type="float" office:value="381">
            <text:p>381</text:p>
          </table:table-cell>
          <table:table-cell table:style-name="ce22" table:formula="oooc:=SQRT([.J2])" table:number-columns-spanned="1" table:number-rows-spanned="4" office:value-type="float" office:value="19.519221295943137">
            <text:p>19.5192213</text:p>
          </table:table-cell>
          <table:table-cell table:style-name="ce22" table:formula="oooc:=[.$F$14]*([.H2]-[.$J$2])" office:value-type="float" office:value="29.78592">
            <text:p>29.78592</text:p>
          </table:table-cell>
          <table:table-cell table:style-name="ce23" table:formula="oooc:=[.$F$14]*SQRT((([.K$2]^2)+([.I2]^2)))" office:value-type="float" office:value="1.3784506920452395">
            <text:p>1.3785</text:p>
          </table:table-cell>
          <table:table-cell table:style-name="ce22" table:number-columns-spanned="1" table:number-rows-spanned="4" office:value-type="float" office:value="1">
            <text:p>1</text:p>
          </table:table-cell>
          <table:table-cell table:style-name="ce21" table:formula="oooc:=([.N$2]*[.F2])/[.L2]" office:value-type="float" office:value="72239.03105897014">
            <text:p>72,239</text:p>
          </table:table-cell>
          <table:table-cell table:style-name="ce21" table:formula="oooc:=[.O2]*SQRT(((([.M2]/[.L2])^2)+(([.G2]/[.F2])^2)))" office:value-type="float" office:value="3343.483975004049">
            <text:p>3,343</text:p>
          </table:table-cell>
        </table:table-row>
        <table:table-row table:style-name="ro2">
          <table:table-cell table:style-name="ce22" office:value-type="float" office:value="-5">
            <text:p>-5</text:p>
          </table:table-cell>
          <table:table-cell table:style-name="ce21" office:value-type="float" office:value="1438685">
            <text:p>1,438,685</text:p>
          </table:table-cell>
          <table:table-cell table:style-name="ce21" table:formula="oooc:=SQRT([.B3])" office:value-type="float" office:value="1199.4519581875716">
            <text:p>1,199</text:p>
          </table:table-cell>
          <table:covered-table-cell/>
          <table:table-cell/>
          <table:table-cell table:style-name="ce22" table:formula="oooc:=([.B3]-[.$D$2])" office:value-type="float" office:value="1438655">
            <text:p>1438655</text:p>
          </table:table-cell>
          <table:table-cell table:style-name="ce21" table:formula="oooc:=SQRT((([.E$2]^2)+([.C3]^2)))" office:value-type="float" office:value="1199.464463833756">
            <text:p>1,199</text:p>
          </table:table-cell>
          <table:table-cell table:style-name="ce22" office:value-type="float" office:value="1286">
            <text:p>1286</text:p>
          </table:table-cell>
          <table:table-cell table:style-name="ce21" table:formula="oooc:=SQRT([.H3])" office:value-type="float" office:value="35.86084215408221">
            <text:p>36</text:p>
          </table:table-cell>
          <table:covered-table-cell/>
          <table:covered-table-cell/>
          <table:table-cell table:style-name="ce22" table:formula="oooc:=[.$F$14]*([.H3]-[.$J$2])" office:value-type="float" office:value="30.842399999999998">
            <text:p>30.8424</text:p>
          </table:table-cell>
          <table:table-cell table:style-name="ce23" table:formula="oooc:=[.$F$14]*SQRT((([.K$2]^2)+([.I3]^2)))" office:value-type="float" office:value="1.3914492979623798">
            <text:p>1.3914</text:p>
          </table:table-cell>
          <table:covered-table-cell/>
          <table:table-cell table:style-name="ce21" table:formula="oooc:=([.N$2]*[.F3])/[.L3]" office:value-type="float" office:value="46645.36482245221">
            <text:p>46,645</text:p>
          </table:table-cell>
          <table:table-cell table:style-name="ce21" table:formula="oooc:=[.O3]*SQRT(((([.M3]/[.L3])^2)+(([.G3]/[.F3])^2)))" office:value-type="float" office:value="2104.7565197367817">
            <text:p>2,105</text:p>
          </table:table-cell>
        </table:table-row>
        <table:table-row table:style-name="ro2">
          <table:table-cell table:style-name="ce22" office:value-type="float" office:value="-15">
            <text:p>-15</text:p>
          </table:table-cell>
          <table:table-cell table:style-name="ce21" office:value-type="float" office:value="446702">
            <text:p>446,702</text:p>
          </table:table-cell>
          <table:table-cell table:style-name="ce21" table:formula="oooc:=SQRT([.B4])" office:value-type="float" office:value="668.3576886667797">
            <text:p>668</text:p>
          </table:table-cell>
          <table:covered-table-cell/>
          <table:table-cell/>
          <table:table-cell table:style-name="ce22" table:formula="oooc:=([.B4]-[.$D$2])" office:value-type="float" office:value="446672">
            <text:p>446672</text:p>
          </table:table-cell>
          <table:table-cell table:style-name="ce21" table:formula="oooc:=SQRT((([.E$2]^2)+([.C4]^2)))" office:value-type="float" office:value="668.3801313623858">
            <text:p>668</text:p>
          </table:table-cell>
          <table:table-cell table:style-name="ce22" office:value-type="float" office:value="1212">
            <text:p>1212</text:p>
          </table:table-cell>
          <table:table-cell table:style-name="ce21" table:formula="oooc:=SQRT([.H4])" office:value-type="float" office:value="34.813790371058424">
            <text:p>35</text:p>
          </table:table-cell>
          <table:covered-table-cell/>
          <table:covered-table-cell/>
          <table:table-cell table:style-name="ce22" table:formula="oooc:=[.$F$14]*([.H4]-[.$J$2])" office:value-type="float" office:value="28.32048">
            <text:p>28.32048</text:p>
          </table:table-cell>
          <table:table-cell table:style-name="ce23" table:formula="oooc:=[.$F$14]*SQRT((([.K$2]^2)+([.I4]^2)))" office:value-type="float" office:value="1.3602147312832633">
            <text:p>1.3602</text:p>
          </table:table-cell>
          <table:covered-table-cell/>
          <table:table-cell table:style-name="ce21" table:formula="oooc:=([.N$2]*[.F4])/[.L4]" office:value-type="float" office:value="15772.049061315345">
            <text:p>15,772</text:p>
          </table:table-cell>
          <table:table-cell table:style-name="ce21" table:formula="oooc:=[.O4]*SQRT(((([.M4]/[.L4])^2)+(([.G4]/[.F4])^2)))" office:value-type="float" office:value="757.8890840243361">
            <text:p>758</text:p>
          </table:table-cell>
        </table:table-row>
        <table:table-row table:style-name="ro2">
          <table:table-cell table:style-name="ce22" office:value-type="float" office:value="-15">
            <text:p>-15</text:p>
          </table:table-cell>
          <table:table-cell table:style-name="ce21" office:value-type="float" office:value="502596">
            <text:p>502,596</text:p>
          </table:table-cell>
          <table:table-cell table:style-name="ce21" table:formula="oooc:=SQRT([.B5])" office:value-type="float" office:value="708.9400538832602">
            <text:p>709</text:p>
          </table:table-cell>
          <table:covered-table-cell/>
          <table:table-cell/>
          <table:table-cell table:style-name="ce22" table:formula="oooc:=([.B5]-[.$D$2])" office:value-type="float" office:value="502566">
            <text:p>502566</text:p>
          </table:table-cell>
          <table:table-cell table:style-name="ce21" table:formula="oooc:=SQRT((([.E$2]^2)+([.C5]^2)))" office:value-type="float" office:value="708.9612119150102">
            <text:p>709</text:p>
          </table:table-cell>
          <table:table-cell table:style-name="ce22" office:value-type="float" office:value="1208">
            <text:p>1208</text:p>
          </table:table-cell>
          <table:table-cell table:style-name="ce21" table:formula="oooc:=SQRT([.H5])" office:value-type="float" office:value="34.75629439396553">
            <text:p>35</text:p>
          </table:table-cell>
          <table:covered-table-cell/>
          <table:covered-table-cell/>
          <table:table-cell table:style-name="ce22" table:formula="oooc:=[.$F$14]*([.H5]-[.$J$2])" office:value-type="float" office:value="28.18416">
            <text:p>28.18416</text:p>
          </table:table-cell>
          <table:table-cell table:style-name="ce23" table:formula="oooc:=[.$F$14]*SQRT((([.K$2]^2)+([.I5]^2)))" office:value-type="float" office:value="1.3585059181321222">
            <text:p>1.3585</text:p>
          </table:table-cell>
          <table:covered-table-cell/>
          <table:table-cell table:style-name="ce21" table:formula="oooc:=([.N$2]*[.F5])/[.L5]" office:value-type="float" office:value="17831.50535620008">
            <text:p>17,832</text:p>
          </table:table-cell>
          <table:table-cell table:style-name="ce21" table:formula="oooc:=[.O5]*SQRT(((([.M5]/[.L5])^2)+(([.G5]/[.F5])^2)))" office:value-type="float" office:value="859.8651793382929">
            <text:p>860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1" office:value-type="float" office:value="1663702">
            <text:p>1,663,702</text:p>
          </table:table-cell>
          <table:table-cell table:style-name="ce21" table:formula="oooc:=SQRT([.B6])" office:value-type="float" office:value="1289.845727209266">
            <text:p>1,290</text:p>
          </table:table-cell>
          <table:table-cell table:style-name="ce22" table:number-columns-spanned="1" table:number-rows-spanned="4" office:value-type="float" office:value="83">
            <text:p>83</text:p>
          </table:table-cell>
          <table:table-cell table:style-name="ce22" table:formula="oooc:=SQRT([.D6])" office:value-type="float" office:value="9.1104335791443">
            <text:p>9.110433579</text:p>
          </table:table-cell>
          <table:table-cell table:style-name="ce22" table:formula="oooc:=([.B6]-[.$D$6])" office:value-type="float" office:value="1663619">
            <text:p>1663619</text:p>
          </table:table-cell>
          <table:table-cell table:style-name="ce21" table:formula="oooc:=SQRT((([.E$6]^2)+([.C6]^2)))" office:value-type="float" office:value="1289.8779011984043">
            <text:p>1,290</text:p>
          </table:table-cell>
          <table:table-cell table:style-name="ce22" office:value-type="float" office:value="1298">
            <text:p>1298</text:p>
          </table:table-cell>
          <table:table-cell table:style-name="ce21" table:formula="oooc:=SQRT([.H6])" office:value-type="float" office:value="36.02776706930364">
            <text:p>36</text:p>
          </table:table-cell>
          <table:table-cell table:style-name="ce22" table:number-columns-spanned="1" table:number-rows-spanned="4" office:value-type="float" office:value="398">
            <text:p>398</text:p>
          </table:table-cell>
          <table:table-cell table:style-name="ce22" table:formula="oooc:=SQRT([.J6])" table:number-columns-spanned="1" table:number-rows-spanned="4" office:value-type="float" office:value="19.949937343260004">
            <text:p>19.94993734</text:p>
          </table:table-cell>
          <table:table-cell table:style-name="ce22" table:formula="oooc:=[.$F$14]*([.H6]-[.$J$2])" office:value-type="float" office:value="31.25136">
            <text:p>31.25136</text:p>
          </table:table-cell>
          <table:table-cell table:style-name="ce23" table:formula="oooc:=[.$F$14]*SQRT((([.K$6]^2)+([.I6]^2)))" office:value-type="float" office:value="1.4035003008193478">
            <text:p>1.4035</text:p>
          </table:table-cell>
          <table:table-cell table:style-name="ce24" table:formula="oooc:=((([.$B$2]-[.$D$2])/(0.03408*([.$H$2]-[.$J$2])))/(([.$B$10]-[.$D$10])/(0.03408*([.$H$10]-[.$J$10]))))" table:number-columns-spanned="1" table:number-rows-spanned="5" office:value-type="float" office:value="1.6839909100207224">
            <text:p>1.684</text:p>
          </table:table-cell>
          <table:table-cell table:style-name="ce21" table:formula="oooc:=([.N$6]*[.F6])/[.L6]" office:value-type="float" office:value="89644.71542159333">
            <text:p>89,645</text:p>
          </table:table-cell>
          <table:table-cell table:style-name="ce21" table:formula="oooc:=[.O6]*SQRT(((([.M6]/[.L6])^2)+(([.G6]/[.F6])^2)))" office:value-type="float" office:value="4026.5490531924743">
            <text:p>4,027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1" office:value-type="float" office:value="1420836">
            <text:p>1,420,836</text:p>
          </table:table-cell>
          <table:table-cell table:style-name="ce21" table:formula="oooc:=SQRT([.B7])" office:value-type="float" office:value="1191.988254975694">
            <text:p>1,192</text:p>
          </table:table-cell>
          <table:covered-table-cell/>
          <table:table-cell/>
          <table:table-cell table:style-name="ce22" table:formula="oooc:=([.B7]-[.$D$6])" office:value-type="float" office:value="1420753">
            <text:p>1420753</text:p>
          </table:table-cell>
          <table:table-cell table:style-name="ce21" table:formula="oooc:=SQRT((([.E$6]^2)+([.C7]^2)))" office:value-type="float" office:value="1192.023070246545">
            <text:p>1,192</text:p>
          </table:table-cell>
          <table:table-cell table:style-name="ce22" office:value-type="float" office:value="1142">
            <text:p>1142</text:p>
          </table:table-cell>
          <table:table-cell table:style-name="ce21" table:formula="oooc:=SQRT([.H7])" office:value-type="float" office:value="33.793490497431605">
            <text:p>34</text:p>
          </table:table-cell>
          <table:covered-table-cell/>
          <table:covered-table-cell/>
          <table:table-cell table:style-name="ce22" table:formula="oooc:=[.$F$14]*([.H7]-[.$J$2])" office:value-type="float" office:value="25.93488">
            <text:p>25.93488</text:p>
          </table:table-cell>
          <table:table-cell table:style-name="ce23" table:formula="oooc:=[.$F$14]*SQRT((([.K$6]^2)+([.I7]^2)))" office:value-type="float" office:value="1.3373957738829596">
            <text:p>1.3374</text:p>
          </table:table-cell>
          <table:covered-table-cell/>
          <table:table-cell table:style-name="ce21" table:formula="oooc:=([.N$6]*[.F7])/[.L7]" office:value-type="float" office:value="92251.63707658071">
            <text:p>92,252</text:p>
          </table:table-cell>
          <table:table-cell table:style-name="ce21" table:formula="oooc:=[.O7]*SQRT(((([.M7]/[.L7])^2)+(([.G7]/[.F7])^2)))" office:value-type="float" office:value="4757.811812769213">
            <text:p>4,758</text:p>
          </table:table-cell>
        </table:table-row>
        <table:table-row table:style-name="ro2">
          <table:table-cell table:style-name="ce22" office:value-type="float" office:value="15">
            <text:p>15</text:p>
          </table:table-cell>
          <table:table-cell table:style-name="ce21" office:value-type="float" office:value="1080170">
            <text:p>1,080,170</text:p>
          </table:table-cell>
          <table:table-cell table:style-name="ce21" table:formula="oooc:=SQRT([.B8])" office:value-type="float" office:value="1039.3122726110762">
            <text:p>1,039</text:p>
          </table:table-cell>
          <table:covered-table-cell/>
          <table:table-cell/>
          <table:table-cell table:style-name="ce22" table:formula="oooc:=([.B8]-[.$D$6])" office:value-type="float" office:value="1080087">
            <text:p>1080087</text:p>
          </table:table-cell>
          <table:table-cell table:style-name="ce21" table:formula="oooc:=SQRT((([.E$6]^2)+([.C8]^2)))" office:value-type="float" office:value="1039.352202095132">
            <text:p>1,039</text:p>
          </table:table-cell>
          <table:table-cell table:style-name="ce22" office:value-type="float" office:value="1336">
            <text:p>1336</text:p>
          </table:table-cell>
          <table:table-cell table:style-name="ce21" table:formula="oooc:=SQRT([.H8])" office:value-type="float" office:value="36.55133376499413">
            <text:p>37</text:p>
          </table:table-cell>
          <table:covered-table-cell/>
          <table:covered-table-cell/>
          <table:table-cell table:style-name="ce22" table:formula="oooc:=[.$F$14]*([.H8]-[.$J$2])" office:value-type="float" office:value="32.5464">
            <text:p>32.5464</text:p>
          </table:table-cell>
          <table:table-cell table:style-name="ce23" table:formula="oooc:=[.$F$14]*SQRT((([.K$6]^2)+([.I8]^2)))" office:value-type="float" office:value="1.4191363773788621">
            <text:p>1.4191</text:p>
          </table:table-cell>
          <table:covered-table-cell/>
          <table:table-cell table:style-name="ce21" table:formula="oooc:=([.N$6]*[.F8])/[.L8]" office:value-type="float" office:value="55885.03459772977">
            <text:p>55,885</text:p>
          </table:table-cell>
          <table:table-cell table:style-name="ce21" table:formula="oooc:=[.O8]*SQRT(((([.M8]/[.L8])^2)+(([.G8]/[.F8])^2)))" office:value-type="float" office:value="2437.3754530631163">
            <text:p>2,437</text:p>
          </table:table-cell>
        </table:table-row>
        <table:table-row table:style-name="ro2">
          <table:table-cell table:style-name="ce22" office:value-type="float" office:value="15">
            <text:p>15</text:p>
          </table:table-cell>
          <table:table-cell table:style-name="ce21" office:value-type="float" office:value="1185051">
            <text:p>1,185,051</text:p>
          </table:table-cell>
          <table:table-cell table:style-name="ce21" table:formula="oooc:=SQRT([.B9])" office:value-type="float" office:value="1088.6004776776465">
            <text:p>1,089</text:p>
          </table:table-cell>
          <table:covered-table-cell/>
          <table:table-cell/>
          <table:table-cell table:style-name="ce22" table:formula="oooc:=([.B9]-[.$D$6])" office:value-type="float" office:value="1184968">
            <text:p>1184968</text:p>
          </table:table-cell>
          <table:table-cell table:style-name="ce21" table:formula="oooc:=SQRT((([.E$6]^2)+([.C9]^2)))" office:value-type="float" office:value="1088.6385993524207">
            <text:p>1,089</text:p>
          </table:table-cell>
          <table:table-cell table:style-name="ce22" office:value-type="float" office:value="1371">
            <text:p>1371</text:p>
          </table:table-cell>
          <table:table-cell table:style-name="ce21" table:formula="oooc:=SQRT([.H9])" office:value-type="float" office:value="37.027017163147235">
            <text:p>37</text:p>
          </table:table-cell>
          <table:covered-table-cell/>
          <table:covered-table-cell/>
          <table:table-cell table:style-name="ce22" table:formula="oooc:=[.$F$14]*([.H9]-[.$J$2])" office:value-type="float" office:value="33.7392">
            <text:p>33.7392</text:p>
          </table:table-cell>
          <table:table-cell table:style-name="ce23" table:formula="oooc:=[.$F$14]*SQRT((([.K$6]^2)+([.I9]^2)))" office:value-type="float" office:value="1.4333871359824601">
            <text:p>1.4334</text:p>
          </table:table-cell>
          <table:covered-table-cell/>
          <table:table-cell table:style-name="ce21" table:formula="oooc:=([.N$6]*[.F9])/[.L9]" office:value-type="float" office:value="59144.121397823175">
            <text:p>59,144</text:p>
          </table:table-cell>
          <table:table-cell table:style-name="ce21" table:formula="oooc:=[.O9]*SQRT(((([.M9]/[.L9])^2)+(([.G9]/[.F9])^2)))" office:value-type="float" office:value="2513.285501961622">
            <text:p>2,513</text:p>
          </table:table-cell>
        </table:table-row>
        <table:table-row table:style-name="ro2">
          <table:table-cell table:style-name="ce22" office:value-type="float" office:value="0">
            <text:p>0</text:p>
          </table:table-cell>
          <table:table-cell table:style-name="ce21" office:value-type="float" office:value="1307015">
            <text:p>1,307,015</text:p>
          </table:table-cell>
          <table:table-cell table:style-name="ce21" table:formula="oooc:=SQRT([.B10])" office:value-type="float" office:value="1143.247567239922">
            <text:p>1,143</text:p>
          </table:table-cell>
          <table:table-cell table:style-name="ce22" office:value-type="float" office:value="34">
            <text:p>34</text:p>
          </table:table-cell>
          <table:table-cell table:style-name="ce22" table:formula="oooc:=SQRT([.D10])" office:value-type="float" office:value="5.830951894845301">
            <text:p>5.830951895</text:p>
          </table:table-cell>
          <table:table-cell table:style-name="ce22" table:formula="oooc:=([.B10]-[.$D$10])" office:value-type="float" office:value="1306981">
            <text:p>1306981</text:p>
          </table:table-cell>
          <table:table-cell table:style-name="ce21" table:formula="oooc:=SQRT((([.E$10]^2)+([.C10]^2)))" office:value-type="float" office:value="1143.2624370633368">
            <text:p>1,143</text:p>
          </table:table-cell>
          <table:table-cell table:style-name="ce22" office:value-type="float" office:value="1298">
            <text:p>1298</text:p>
          </table:table-cell>
          <table:table-cell table:style-name="ce21" table:formula="oooc:=SQRT([.H10])" office:value-type="float" office:value="36.02776706930364">
            <text:p>36</text:p>
          </table:table-cell>
          <table:table-cell table:style-name="ce22" office:value-type="float" office:value="404">
            <text:p>404</text:p>
          </table:table-cell>
          <table:table-cell table:style-name="ce22" table:formula="oooc:=SQRT([.J10])" office:value-type="float" office:value="20.09975124224178">
            <text:p>20.09975124</text:p>
          </table:table-cell>
          <table:table-cell table:style-name="ce22" table:formula="oooc:=[.$F$14]*([.H10]-[.$J$2])" office:value-type="float" office:value="31.25136">
            <text:p>31.25136</text:p>
          </table:table-cell>
          <table:table-cell table:style-name="ce23" table:formula="oooc:=[.$F$14]*SQRT((([.K$10]^2)+([.I10]^2)))" office:value-type="float" office:value="1.405980715657224">
            <text:p>1.4060</text:p>
          </table:table-cell>
          <table:covered-table-cell/>
          <table:table-cell table:style-name="ce21" table:formula="oooc:=([.N$6]*[.F10])/[.L10]" office:value-type="float" office:value="70427.1469647975">
            <text:p>70,427</text:p>
          </table:table-cell>
          <table:table-cell table:style-name="ce21" table:formula="oooc:=[.O10]*SQRT(((([.M10]/[.L10])^2)+(([.G10]/[.F10])^2)))" office:value-type="float" office:value="3169.0756851769784">
            <text:p>3,169</text:p>
          </table:table-cell>
        </table:table-row>
        <table:table-row table:style-name="ro2">
          <table:table-cell/>
          <table:table-cell table:number-columns-repeated="2" table:style-name="ce21"/>
          <table:table-cell table:style-name="ce21" table:formula="oooc:=STDEV([.D2:.D10])" office:value-type="float" office:value="29.512709126747414">
            <text:p>30</text:p>
          </table:table-cell>
          <table:table-cell table:number-columns-repeated="3" table:style-name="ce21"/>
          <table:table-cell table:style-name="ce21" table:formula="oooc:=STDEV([.H2:.H10])" office:value-type="float" office:value="70.82901947648294">
            <text:p>71</text:p>
          </table:table-cell>
          <table:table-cell table:style-name="ce21"/>
          <table:table-cell table:style-name="ce21" table:formula="oooc:=STDEV([.J2:.J10])" office:value-type="float" office:value="11.930353445448855">
            <text:p>12</text:p>
          </table:table-cell>
          <table:table-cell table:number-columns-repeated="2"/>
          <table:table-cell table:style-name="ce21"/>
          <table:table-cell table:style-name="ce24" table:formula="oooc:=[.N6]*SQRT(((([.R11]/[.Q11])^2)+(([.P2]/[.O2])^2)))" office:value-type="float" office:value="0.07798618019190287">
            <text:p>0.078</text:p>
          </table:table-cell>
          <table:table-cell table:style-name="ce21"/>
          <table:table-cell table:style-name="ce21" office:value-type="string">
            <text:p>raw 0 val</text:p>
          </table:table-cell>
          <table:table-cell table:style-name="ce22" table:formula="oooc:=([.B10]-[.D$10])/(0.03408*([.H10]-[.J$10]))" office:value-type="float" office:value="42897.51840648665">
            <text:p>42897.51841</text:p>
          </table:table-cell>
          <table:table-cell table:style-name="ce22" table:formula="oooc:=[.Q11]*SQRT(((({}/([.B10]-[.$D$10]))^2)+(([.M10]/([.H10]-[.$J$10]))^2)))" office:value-type="float" office:value="67.46429936137699">
            <text:p>67.46429936</text:p>
          </table:table-cell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/>
          <table:table-cell table:style-name="ce22" office:value-type="string">
            <text:p>k=</text:p>
          </table:table-cell>
          <table:table-cell/>
          <table:table-cell table:style-name="ce22" office:value-type="float" office:value="0.03408">
            <text:p>0.03408</text:p>
          </table:table-cell>
          <table:table-cell table:number-columns-repeated="8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style-name="ce21"/>
          <table:table-cell table:number-columns-repeated="12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  <table:table-row table:style-name="ro2">
          <table:table-cell/>
          <table:table-cell table:number-columns-repeated="2" table:style-name="ce21"/>
          <table:table-cell table:number-columns-repeated="11"/>
          <table:table-cell table:number-columns-repeated="2" table:style-name="ce21"/>
        </table:table-row>
      </table:table>
      <table:table table:name="2D_(rates)" table:style-name="ta2" table:print="false">
        <office:forms form:automatic-focus="false" form:apply-design-mode="false"/>
        <table:table-column table:style-name="co11" table:default-cell-style-name="ce-1"/>
        <table:table-column table:style-name="co12" table:default-cell-style-name="ce-1"/>
        <table:table-column table:style-name="co5" table:default-cell-style-name="ce-1"/>
        <table:table-column table:style-name="co3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6" table:default-cell-style-name="ce-1"/>
        <table:table-column table:style-name="co17" table:default-cell-style-name="ce-1"/>
        <table:table-column table:style-name="co18" table:default-cell-style-name="ce-1"/>
        <table:table-column table:style-name="co19" table:default-cell-style-name="ce-1"/>
        <table:table-column table:style-name="co11" table:default-cell-style-name="ce-1"/>
        <table:table-column table:style-name="co14" table:default-cell-style-name="ce-1"/>
        <table:table-column table:style-name="co11" table:number-columns-repeated="14" table:default-cell-style-name="ce-1"/>
        <table:table-column table:style-name="co11" table:default-cell-style-name="ce15" table:number-columns-repeated="229"/>
        <table:table-row table:style-name="ro2">
          <table:table-cell/>
          <table:table-cell table:style-name="ce22" office:value-type="string">
            <text:p>C</text:p>
          </table:table-cell>
          <table:table-cell table:style-name="ce22" office:value-type="string">
            <text:p>er_C</text:p>
          </table:table-cell>
          <table:table-cell table:style-name="ce22" office:value-type="string">
            <text:p>C_off</text:p>
          </table:table-cell>
          <table:table-cell/>
          <table:table-cell table:style-name="ce22" office:value-type="string">
            <text:p>c-c_off</text:p>
          </table:table-cell>
          <table:table-cell table:style-name="ce22" office:value-type="string">
            <text:p>c-c_off_er</text:p>
          </table:table-cell>
          <table:table-cell table:style-name="ce22" office:value-type="string">
            <text:p>S</text:p>
          </table:table-cell>
          <table:table-cell/>
          <table:table-cell table:style-name="ce22" office:value-type="string">
            <text:p>I_p</text:p>
          </table:table-cell>
          <table:table-cell table:style-name="ce25" office:value-type="string">
            <text:p>ip_er</text:p>
          </table:table-cell>
          <table:table-cell table:style-name="ce22" office:value-type="string">
            <text:p>no_F</text:p>
          </table:table-cell>
          <table:table-cell table:style-name="ce22" office:value-type="string">
            <text:p>er_f</text:p>
          </table:table-cell>
        </table:table-row>
        <table:table-row table:style-name="ro2">
          <table:table-cell table:style-name="ce22" office:value-type="string">
            <text:p>(  0,   0)</text:p>
          </table:table-cell>
          <table:table-cell table:style-name="ce22" office:value-type="float" office:value="3438.05">
            <text:p>3438.05</text:p>
          </table:table-cell>
          <table:table-cell table:style-name="ce21" table:formula="oooc:=SQRT([.B2])" office:value-type="float" office:value="58.63488722595107">
            <text:p>59</text:p>
          </table:table-cell>
          <table:table-cell table:style-name="ce26" office:value-type="float" office:value="5.27">
            <text:p>5.27</text:p>
          </table:table-cell>
          <table:table-cell table:style-name="ce27" table:formula="oooc:=SQRT([.D2])" office:value-type="float" office:value="2.295648056649799">
            <text:p>2.3</text:p>
          </table:table-cell>
          <table:table-cell table:style-name="ce22" table:formula="oooc:=[.B2]-[.D2]" office:value-type="float" office:value="3432.78">
            <text:p>3432.78</text:p>
          </table:table-cell>
          <table:table-cell table:style-name="ce21" table:formula="oooc:=SQRT((([.C2]^2)+([.E2]^2)))" office:value-type="float" office:value="58.67980913397725">
            <text:p>59</text:p>
          </table:table-cell>
          <table:table-cell table:style-name="ce22" office:value-type="float" office:value="51">
            <text:p>51</text:p>
          </table:table-cell>
          <table:table-cell table:style-name="ce26" table:formula="oooc:=SQRT([.H2])" office:value-type="float" office:value="7.14142842854285">
            <text:p>7.14</text:p>
          </table:table-cell>
          <table:table-cell table:style-name="ce22" table:formula="oooc:=([.$C$18]*([.H2]-9))/100" office:value-type="float" office:value="0.63588">
            <text:p>0.63588</text:p>
          </table:table-cell>
          <table:table-cell table:style-name="ce25" table:formula="oooc:=([.C$18]/100)*SQRT((([.I2]^2)+9))" office:value-type="float" office:value="0.1172739357231606">
            <text:p>0.117274</text:p>
          </table:table-cell>
          <table:table-cell table:style-name="ce21" table:formula="oooc:=[.F2]/[.J2]" office:value-type="float" office:value="5398.471409699943">
            <text:p>5,398</text:p>
          </table:table-cell>
          <table:table-cell table:style-name="ce21" table:formula="oooc:=[.L2]*SQRT(((([.K2]/[.J2])^2)+(([.G2]/[.F2])^2)))" office:value-type="float" office:value="999.8955558417935">
            <text:p>1,000</text:p>
          </table:table-cell>
        </table:table-row>
        <table:table-row table:style-name="ro2">
          <table:table-cell table:style-name="ce22" office:value-type="string">
            <text:p>(-17,  20)</text:p>
          </table:table-cell>
          <table:table-cell table:style-name="ce22" office:value-type="float" office:value="5897.35">
            <text:p>5897.35</text:p>
          </table:table-cell>
          <table:table-cell table:style-name="ce21" table:formula="oooc:=SQRT([.B3])" office:value-type="float" office:value="76.79420551057221">
            <text:p>77</text:p>
          </table:table-cell>
          <table:table-cell table:style-name="ce26" office:value-type="float" office:value="5.27">
            <text:p>5.27</text:p>
          </table:table-cell>
          <table:table-cell table:style-name="ce27" table:formula="oooc:=SQRT([.D3])" office:value-type="float" office:value="2.295648056649799">
            <text:p>2.3</text:p>
          </table:table-cell>
          <table:table-cell table:style-name="ce22" table:formula="oooc:=[.B3]-[.D3]" office:value-type="float" office:value="5892.08">
            <text:p>5892.08</text:p>
          </table:table-cell>
          <table:table-cell table:style-name="ce21" table:formula="oooc:=SQRT((([.C3]^2)+([.E3]^2)))" office:value-type="float" office:value="76.82851033307882">
            <text:p>77</text:p>
          </table:table-cell>
          <table:table-cell table:style-name="ce22" office:value-type="float" office:value="51">
            <text:p>51</text:p>
          </table:table-cell>
          <table:table-cell table:style-name="ce26" table:formula="oooc:=SQRT([.H3])" office:value-type="float" office:value="7.14142842854285">
            <text:p>7.14</text:p>
          </table:table-cell>
          <table:table-cell table:style-name="ce22" table:formula="oooc:=([.$C$18]*([.H3]-9))/100" office:value-type="float" office:value="0.63588">
            <text:p>0.63588</text:p>
          </table:table-cell>
          <table:table-cell table:style-name="ce25" table:formula="oooc:=([.C$18]/100)*SQRT((([.I3]^2)+9))" office:value-type="float" office:value="0.1172739357231606">
            <text:p>0.117274</text:p>
          </table:table-cell>
          <table:table-cell table:style-name="ce21" table:formula="oooc:=[.F3]/[.J3]" office:value-type="float" office:value="9266.025036170346">
            <text:p>9,266</text:p>
          </table:table-cell>
          <table:table-cell table:style-name="ce21" table:formula="oooc:=[.L3]*SQRT(((([.K3]/[.J3])^2)+(([.G3]/[.F3])^2)))" office:value-type="float" office:value="1713.1782364370733">
            <text:p>1,713</text:p>
          </table:table-cell>
        </table:table-row>
        <table:table-row table:style-name="ro2">
          <table:table-cell table:style-name="ce22" office:value-type="string">
            <text:p>(-17, -16)</text:p>
          </table:table-cell>
          <table:table-cell table:style-name="ce22" office:value-type="float" office:value="1976.4">
            <text:p>1976.4</text:p>
          </table:table-cell>
          <table:table-cell table:style-name="ce21" table:formula="oooc:=SQRT([.B4])" office:value-type="float" office:value="44.45672052682249">
            <text:p>44</text:p>
          </table:table-cell>
          <table:table-cell table:style-name="ce26" office:value-type="float" office:value="2.4">
            <text:p>2.40</text:p>
          </table:table-cell>
          <table:table-cell table:style-name="ce27" table:formula="oooc:=SQRT([.D4])" office:value-type="float" office:value="1.5491933384829668">
            <text:p>1.5</text:p>
          </table:table-cell>
          <table:table-cell table:style-name="ce22" table:formula="oooc:=[.B4]-[.D4]" office:value-type="float" office:value="1974">
            <text:p>1974</text:p>
          </table:table-cell>
          <table:table-cell table:style-name="ce21" table:formula="oooc:=SQRT((([.C4]^2)+([.E4]^2)))" office:value-type="float" office:value="44.48370488167549">
            <text:p>44</text:p>
          </table:table-cell>
          <table:table-cell table:style-name="ce22" office:value-type="float" office:value="68">
            <text:p>68</text:p>
          </table:table-cell>
          <table:table-cell table:style-name="ce26" table:formula="oooc:=SQRT([.H4])" office:value-type="float" office:value="8.246211251235321">
            <text:p>8.25</text:p>
          </table:table-cell>
          <table:table-cell table:style-name="ce22" table:formula="oooc:=([.$C$18]*([.H4]-9))/100" office:value-type="float" office:value="0.89326">
            <text:p>0.89326</text:p>
          </table:table-cell>
          <table:table-cell table:style-name="ce25" table:formula="oooc:=([.C$18]/100)*SQRT((([.I4]^2)+9))" office:value-type="float" office:value="0.13285296082511674">
            <text:p>0.132853</text:p>
          </table:table-cell>
          <table:table-cell table:style-name="ce21" table:formula="oooc:=[.F4]/[.J4]" office:value-type="float" office:value="2209.882900835143">
            <text:p>2,210</text:p>
          </table:table-cell>
          <table:table-cell table:style-name="ce21" table:formula="oooc:=[.L4]*SQRT(((([.K4]/[.J4])^2)+(([.G4]/[.F4])^2)))" office:value-type="float" office:value="332.42323111044084">
            <text:p>332</text:p>
          </table:table-cell>
        </table:table-row>
        <table:table-row table:style-name="ro2">
          <table:table-cell table:style-name="ce22" office:value-type="string">
            <text:p>(-17,   0)</text:p>
          </table:table-cell>
          <table:table-cell table:style-name="ce22" office:value-type="float" office:value="4859.5">
            <text:p>4859.5</text:p>
          </table:table-cell>
          <table:table-cell table:style-name="ce21" table:formula="oooc:=SQRT([.B5])" office:value-type="float" office:value="69.71011404380286">
            <text:p>70</text:p>
          </table:table-cell>
          <table:table-cell table:style-name="ce26" office:value-type="float" office:value="3.9">
            <text:p>3.90</text:p>
          </table:table-cell>
          <table:table-cell table:style-name="ce27" table:formula="oooc:=SQRT([.D5])" office:value-type="float" office:value="1.9748417658131499">
            <text:p>2.0</text:p>
          </table:table-cell>
          <table:table-cell table:style-name="ce22" table:formula="oooc:=[.B5]-[.D5]" office:value-type="float" office:value="4855.6">
            <text:p>4855.6</text:p>
          </table:table-cell>
          <table:table-cell table:style-name="ce21" table:formula="oooc:=SQRT((([.C5]^2)+([.E5]^2)))" office:value-type="float" office:value="69.73808141897797">
            <text:p>70</text:p>
          </table:table-cell>
          <table:table-cell table:style-name="ce22" office:value-type="float" office:value="73">
            <text:p>73</text:p>
          </table:table-cell>
          <table:table-cell table:style-name="ce26" table:formula="oooc:=SQRT([.H5])" office:value-type="float" office:value="8.54400374531753">
            <text:p>8.54</text:p>
          </table:table-cell>
          <table:table-cell table:style-name="ce22" table:formula="oooc:=([.$C$18]*([.H5]-9))/100" office:value-type="float" office:value="0.96896">
            <text:p>0.96896</text:p>
          </table:table-cell>
          <table:table-cell table:style-name="ce25" table:formula="oooc:=([.C$18]/100)*SQRT((([.I5]^2)+9))" office:value-type="float" office:value="0.13709853099140049">
            <text:p>0.137099</text:p>
          </table:table-cell>
          <table:table-cell table:style-name="ce21" table:formula="oooc:=[.F5]/[.J5]" office:value-type="float" office:value="5011.145970937913">
            <text:p>5,011</text:p>
          </table:table-cell>
          <table:table-cell table:style-name="ce21" table:formula="oooc:=[.L5]*SQRT(((([.K5]/[.J5])^2)+(([.G5]/[.F5])^2)))" office:value-type="float" office:value="712.6725208399097">
            <text:p>713</text:p>
          </table:table-cell>
        </table:table-row>
        <table:table-row table:style-name="ro2">
          <table:table-cell table:style-name="ce22" office:value-type="string">
            <text:p>( 17,   0)</text:p>
          </table:table-cell>
          <table:table-cell table:style-name="ce22" office:value-type="float" office:value="3158">
            <text:p>3158</text:p>
          </table:table-cell>
          <table:table-cell table:style-name="ce21" table:formula="oooc:=SQRT([.B6])" office:value-type="float" office:value="56.19608527290847">
            <text:p>56</text:p>
          </table:table-cell>
          <table:table-cell table:style-name="ce26" office:value-type="float" office:value="4.55">
            <text:p>4.55</text:p>
          </table:table-cell>
          <table:table-cell table:style-name="ce27" table:formula="oooc:=SQRT([.D6])" office:value-type="float" office:value="2.1330729007701543">
            <text:p>2.1</text:p>
          </table:table-cell>
          <table:table-cell table:style-name="ce22" table:formula="oooc:=[.B6]-[.D6]" office:value-type="float" office:value="3153.45">
            <text:p>3153.45</text:p>
          </table:table-cell>
          <table:table-cell table:style-name="ce21" table:formula="oooc:=SQRT((([.C6]^2)+([.E6]^2)))" office:value-type="float" office:value="56.23655394847732">
            <text:p>56</text:p>
          </table:table-cell>
          <table:table-cell table:style-name="ce22" office:value-type="float" office:value="76">
            <text:p>76</text:p>
          </table:table-cell>
          <table:table-cell table:style-name="ce26" table:formula="oooc:=SQRT([.H6])" office:value-type="float" office:value="8.717797887081348">
            <text:p>8.72</text:p>
          </table:table-cell>
          <table:table-cell table:style-name="ce22" table:formula="oooc:=([.$C$18]*([.H6]-9))/100" office:value-type="float" office:value="1.01438">
            <text:p>1.01438</text:p>
          </table:table-cell>
          <table:table-cell table:style-name="ce25" table:formula="oooc:=([.C$18]/100)*SQRT((([.I6]^2)+9))" office:value-type="float" office:value="0.13958390308341434">
            <text:p>0.139584</text:p>
          </table:table-cell>
          <table:table-cell table:style-name="ce21" table:formula="oooc:=[.F6]/[.J6]" office:value-type="float" office:value="3108.746229223762">
            <text:p>3,109</text:p>
          </table:table-cell>
          <table:table-cell table:style-name="ce21" table:formula="oooc:=[.L6]*SQRT(((([.K6]/[.J6])^2)+(([.G6]/[.F6])^2)))" office:value-type="float" office:value="431.3569166683133">
            <text:p>431</text:p>
          </table:table-cell>
        </table:table-row>
        <table:table-row table:style-name="ro2">
          <table:table-cell table:style-name="ce22" office:value-type="string">
            <text:p>( 17,  20)</text:p>
          </table:table-cell>
          <table:table-cell table:style-name="ce22" office:value-type="float" office:value="5254.85">
            <text:p>5254.85</text:p>
          </table:table-cell>
          <table:table-cell table:style-name="ce21" table:formula="oooc:=SQRT([.B7])" office:value-type="float" office:value="72.49034418458778">
            <text:p>72</text:p>
          </table:table-cell>
          <table:table-cell table:style-name="ce26" office:value-type="float" office:value="4.4">
            <text:p>4.40</text:p>
          </table:table-cell>
          <table:table-cell table:style-name="ce27" table:formula="oooc:=SQRT([.D7])" office:value-type="float" office:value="2.0976176963403033">
            <text:p>2.1</text:p>
          </table:table-cell>
          <table:table-cell table:style-name="ce22" table:formula="oooc:=[.B7]-[.D7]" office:value-type="float" office:value="5250.450000000001">
            <text:p>5250.45</text:p>
          </table:table-cell>
          <table:table-cell table:style-name="ce21" table:formula="oooc:=SQRT((([.C7]^2)+([.E7]^2)))" office:value-type="float" office:value="72.52068670386402">
            <text:p>73</text:p>
          </table:table-cell>
          <table:table-cell table:style-name="ce22" office:value-type="float" office:value="71">
            <text:p>71</text:p>
          </table:table-cell>
          <table:table-cell table:style-name="ce26" table:formula="oooc:=SQRT([.H7])" office:value-type="float" office:value="8.426149773176359">
            <text:p>8.43</text:p>
          </table:table-cell>
          <table:table-cell table:style-name="ce22" table:formula="oooc:=([.$C$18]*([.H7]-9))/100" office:value-type="float" office:value="0.93868">
            <text:p>0.93868</text:p>
          </table:table-cell>
          <table:table-cell table:style-name="ce25" table:formula="oooc:=([.C$18]/100)*SQRT((([.I7]^2)+9))" office:value-type="float" office:value="0.13541627671738726">
            <text:p>0.135416</text:p>
          </table:table-cell>
          <table:table-cell table:style-name="ce21" table:formula="oooc:=[.F7]/[.J7]" office:value-type="float" office:value="5593.43972386756">
            <text:p>5,593</text:p>
          </table:table-cell>
          <table:table-cell table:style-name="ce21" table:formula="oooc:=[.L7]*SQRT(((([.K7]/[.J7])^2)+(([.G7]/[.F7])^2)))" office:value-type="float" office:value="810.613388853052">
            <text:p>811</text:p>
          </table:table-cell>
        </table:table-row>
        <table:table-row table:style-name="ro2">
          <table:table-cell table:style-name="ce22" office:value-type="string">
            <text:p>( 17, -16)</text:p>
          </table:table-cell>
          <table:table-cell table:style-name="ce22" office:value-type="float" office:value="1350.5">
            <text:p>1350.5</text:p>
          </table:table-cell>
          <table:table-cell table:style-name="ce21" table:formula="oooc:=SQRT([.B8])" office:value-type="float" office:value="36.74914965002592">
            <text:p>37</text:p>
          </table:table-cell>
          <table:table-cell table:style-name="ce26" office:value-type="float" office:value="2.75">
            <text:p>2.75</text:p>
          </table:table-cell>
          <table:table-cell table:style-name="ce27" table:formula="oooc:=SQRT([.D8])" office:value-type="float" office:value="1.6583123951777">
            <text:p>1.7</text:p>
          </table:table-cell>
          <table:table-cell table:style-name="ce22" table:formula="oooc:=[.B8]-[.D8]" office:value-type="float" office:value="1347.75">
            <text:p>1347.75</text:p>
          </table:table-cell>
          <table:table-cell table:style-name="ce21" table:formula="oooc:=SQRT((([.C8]^2)+([.E8]^2)))" office:value-type="float" office:value="36.78654645383282">
            <text:p>37</text:p>
          </table:table-cell>
          <table:table-cell table:style-name="ce22" office:value-type="float" office:value="67">
            <text:p>67</text:p>
          </table:table-cell>
          <table:table-cell table:style-name="ce26" table:formula="oooc:=SQRT([.H8])" office:value-type="float" office:value="8.18535277187245">
            <text:p>8.19</text:p>
          </table:table-cell>
          <table:table-cell table:style-name="ce22" table:formula="oooc:=([.$C$18]*([.H8]-9))/100" office:value-type="float" office:value="0.87812">
            <text:p>0.87812</text:p>
          </table:table-cell>
          <table:table-cell table:style-name="ce25" table:formula="oooc:=([.C$18]/100)*SQRT((([.I8]^2)+9))" office:value-type="float" office:value="0.13198746001041162">
            <text:p>0.131987</text:p>
          </table:table-cell>
          <table:table-cell table:style-name="ce21" table:formula="oooc:=[.F8]/[.J8]" office:value-type="float" office:value="1534.8130096114426">
            <text:p>1,535</text:p>
          </table:table-cell>
          <table:table-cell table:style-name="ce21" table:formula="oooc:=[.L8]*SQRT(((([.K8]/[.J8])^2)+(([.G8]/[.F8])^2)))" office:value-type="float" office:value="234.46577100948815">
            <text:p>234</text:p>
          </table:table-cell>
        </table:table-row>
        <table:table-row table:style-name="ro2">
          <table:table-cell table:style-name="ce22" office:value-type="string">
            <text:p>(  0, -16)</text:p>
          </table:table-cell>
          <table:table-cell table:style-name="ce22" office:value-type="float" office:value="2181.7">
            <text:p>2181.7</text:p>
          </table:table-cell>
          <table:table-cell table:style-name="ce21" table:formula="oooc:=SQRT([.B9])" office:value-type="float" office:value="46.70867157177562">
            <text:p>47</text:p>
          </table:table-cell>
          <table:table-cell table:style-name="ce26" office:value-type="float" office:value="4.85">
            <text:p>4.85</text:p>
          </table:table-cell>
          <table:table-cell table:style-name="ce27" table:formula="oooc:=SQRT([.D9])" office:value-type="float" office:value="2.202271554554524">
            <text:p>2.2</text:p>
          </table:table-cell>
          <table:table-cell table:style-name="ce22" table:formula="oooc:=[.B9]-[.D9]" office:value-type="float" office:value="2176.85">
            <text:p>2176.85</text:p>
          </table:table-cell>
          <table:table-cell table:style-name="ce21" table:formula="oooc:=SQRT((([.C9]^2)+([.E9]^2)))" office:value-type="float" office:value="46.76056030459857">
            <text:p>47</text:p>
          </table:table-cell>
          <table:table-cell table:style-name="ce22" office:value-type="float" office:value="69">
            <text:p>69</text:p>
          </table:table-cell>
          <table:table-cell table:style-name="ce26" table:formula="oooc:=SQRT([.H9])" office:value-type="float" office:value="8.306623862918075">
            <text:p>8.31</text:p>
          </table:table-cell>
          <table:table-cell table:style-name="ce22" table:formula="oooc:=([.$C$18]*([.H9]-9))/100" office:value-type="float" office:value="0.9084">
            <text:p>0.9084</text:p>
          </table:table-cell>
          <table:table-cell table:style-name="ce25" table:formula="oooc:=([.C$18]/100)*SQRT((([.I9]^2)+9))" office:value-type="float" office:value="0.13371285951620362">
            <text:p>0.133713</text:p>
          </table:table-cell>
          <table:table-cell table:style-name="ce21" table:formula="oooc:=[.F9]/[.J9]" office:value-type="float" office:value="2396.3562307353586">
            <text:p>2,396</text:p>
          </table:table-cell>
          <table:table-cell table:style-name="ce21" table:formula="oooc:=[.L9]*SQRT(((([.K9]/[.J9])^2)+(([.G9]/[.F9])^2)))" office:value-type="float" office:value="356.47031749910644">
            <text:p>356</text:p>
          </table:table-cell>
        </table:table-row>
        <table:table-row table:style-name="ro2">
          <table:table-cell table:style-name="ce22" office:value-type="string">
            <text:p>(  0,  20)</text:p>
          </table:table-cell>
          <table:table-cell table:style-name="ce22" office:value-type="float" office:value="7126.8">
            <text:p>7126.8</text:p>
          </table:table-cell>
          <table:table-cell table:style-name="ce21" table:formula="oooc:=SQRT([.B10])" office:value-type="float" office:value="84.42037668714823">
            <text:p>84</text:p>
          </table:table-cell>
          <table:table-cell table:style-name="ce26" office:value-type="float" office:value="3.65">
            <text:p>3.65</text:p>
          </table:table-cell>
          <table:table-cell table:style-name="ce27" table:formula="oooc:=SQRT([.D10])" office:value-type="float" office:value="1.91049731745428">
            <text:p>1.9</text:p>
          </table:table-cell>
          <table:table-cell table:style-name="ce22" table:formula="oooc:=[.B10]-[.D10]" office:value-type="float" office:value="7123.150000000001">
            <text:p>7123.15</text:p>
          </table:table-cell>
          <table:table-cell table:style-name="ce21" table:formula="oooc:=SQRT((([.C10]^2)+([.E10]^2)))" office:value-type="float" office:value="84.44199192345003">
            <text:p>84</text:p>
          </table:table-cell>
          <table:table-cell table:style-name="ce22" office:value-type="float" office:value="64">
            <text:p>64</text:p>
          </table:table-cell>
          <table:table-cell table:style-name="ce26" table:formula="oooc:=SQRT([.H10])" office:value-type="float" office:value="8">
            <text:p>8.00</text:p>
          </table:table-cell>
          <table:table-cell table:style-name="ce22" table:formula="oooc:=([.$C$18]*([.H10]-9))/100" office:value-type="float" office:value="0.8327">
            <text:p>0.8327</text:p>
          </table:table-cell>
          <table:table-cell table:style-name="ce25" table:formula="oooc:=([.C$18]/100)*SQRT((([.I10]^2)+9))" office:value-type="float" office:value="0.1293562167041074">
            <text:p>0.129356</text:p>
          </table:table-cell>
          <table:table-cell table:style-name="ce21" table:formula="oooc:=[.F10]/[.J10]" office:value-type="float" office:value="8554.281253752853">
            <text:p>8,554</text:p>
          </table:table-cell>
          <table:table-cell table:style-name="ce21" table:formula="oooc:=[.L10]*SQRT(((([.K10]/[.J10])^2)+(([.G10]/[.F10])^2)))" office:value-type="float" office:value="1332.7329322374344">
            <text:p>1,333</text:p>
          </table:table-cell>
        </table:table-row>
        <table:table-row table:style-name="ro2">
          <table:table-cell table:style-name="ce28" office:value-type="string">
            <text:p>(  0,   0)</text:p>
          </table:table-cell>
          <table:table-cell table:style-name="ce28" office:value-type="float" office:value="3768.8">
            <text:p>3768.8</text:p>
          </table:table-cell>
          <table:table-cell table:style-name="ce21" table:formula="oooc:=SQRT([.B11])" office:value-type="float" office:value="61.390553019173886">
            <text:p>61</text:p>
          </table:table-cell>
          <table:table-cell table:style-name="ce29" office:value-type="float" office:value="3">
            <text:p>3.00</text:p>
          </table:table-cell>
          <table:table-cell table:style-name="ce27" table:formula="oooc:=SQRT([.D11])" office:value-type="float" office:value="1.7320508075688772">
            <text:p>1.7</text:p>
          </table:table-cell>
          <table:table-cell table:style-name="ce22" table:formula="oooc:=[.B11]-[.D11]" office:value-type="float" office:value="3765.8">
            <text:p>3765.8</text:p>
          </table:table-cell>
          <table:table-cell table:style-name="ce21" table:formula="oooc:=SQRT((([.C11]^2)+([.E11]^2)))" office:value-type="float" office:value="61.414981885530175">
            <text:p>61</text:p>
          </table:table-cell>
          <table:table-cell table:style-name="ce28" office:value-type="float" office:value="66">
            <text:p>66</text:p>
          </table:table-cell>
          <table:table-cell table:style-name="ce26" table:formula="oooc:=SQRT([.H11])" office:value-type="float" office:value="8.12403840463596">
            <text:p>8.12</text:p>
          </table:table-cell>
          <table:table-cell table:style-name="ce22" table:formula="oooc:=([.$C$18]*([.H11]-9))/100" office:value-type="float" office:value="0.86298">
            <text:p>0.86298</text:p>
          </table:table-cell>
          <table:table-cell table:style-name="ce25" table:formula="oooc:=([.C$18]/100)*SQRT((([.I11]^2)+9))" office:value-type="float" office:value="0.13111624613296402">
            <text:p>0.131116</text:p>
          </table:table-cell>
          <table:table-cell table:style-name="ce30" table:formula="oooc:=[.F11]/[.J11]" office:value-type="float" office:value="4363.716424482607">
            <text:p>4,364</text:p>
          </table:table-cell>
          <table:table-cell table:style-name="ce30" table:formula="oooc:=[.L11]*SQRT(((([.K11]/[.J11])^2)+(([.G11]/[.F11])^2)))" office:value-type="float" office:value="666.8066658949391">
            <text:p>667</text:p>
          </table:table-cell>
        </table:table-row>
        <table:table-row table:style-name="ro2">
          <table:table-cell table:style-name="ce31" office:value-type="string">
            <text:p>(  0,  25)</text:p>
          </table:table-cell>
          <table:table-cell table:style-name="ce31" office:value-type="float" office:value="2297.5">
            <text:p>2297.5</text:p>
          </table:table-cell>
          <table:table-cell table:style-name="ce21" table:formula="oooc:=SQRT([.B12])" office:value-type="float" office:value="47.93224384482746">
            <text:p>48</text:p>
          </table:table-cell>
          <table:table-cell table:style-name="ce32" office:value-type="float" office:value="1.75">
            <text:p>1.75</text:p>
          </table:table-cell>
          <table:table-cell table:style-name="ce27" table:formula="oooc:=SQRT([.D12])" office:value-type="float" office:value="1.3228756555322954">
            <text:p>1.3</text:p>
          </table:table-cell>
          <table:table-cell table:style-name="ce22" table:formula="oooc:=[.B12]-[.D12]" office:value-type="float" office:value="2295.75">
            <text:p>2295.75</text:p>
          </table:table-cell>
          <table:table-cell table:style-name="ce21" table:formula="oooc:=SQRT((([.C12]^2)+([.E12]^2)))" office:value-type="float" office:value="47.95049530505394">
            <text:p>48</text:p>
          </table:table-cell>
          <table:table-cell table:style-name="ce31" office:value-type="float" office:value="46">
            <text:p>46</text:p>
          </table:table-cell>
          <table:table-cell table:style-name="ce26" table:formula="oooc:=SQRT([.H12])" office:value-type="float" office:value="6.782329983125268">
            <text:p>6.78</text:p>
          </table:table-cell>
          <table:table-cell table:style-name="ce22" table:formula="oooc:=([.$C$18]*([.H12]-9))/100" office:value-type="float" office:value="0.56018">
            <text:p>0.56018</text:p>
          </table:table-cell>
          <table:table-cell table:style-name="ce25" table:formula="oooc:=([.C$18]/100)*SQRT((([.I12]^2)+9))" office:value-type="float" office:value="0.11228124509462835">
            <text:p>0.112281</text:p>
          </table:table-cell>
          <table:table-cell table:style-name="ce33" table:formula="oooc:=[.F12]/[.J12]" office:value-type="float" office:value="4098.23628119533">
            <text:p>4,098</text:p>
          </table:table-cell>
          <table:table-cell table:style-name="ce33" table:formula="oooc:=[.L12]*SQRT(((([.K12]/[.J12])^2)+(([.G12]/[.F12])^2)))" office:value-type="float" office:value="825.889302169429">
            <text:p>826</text:p>
          </table:table-cell>
          <table:table-cell table:style-name="ce21" table:formula="oooc:=[.L12]*[.$M$18]" office:value-type="float" office:value="6780.030466607718">
            <text:p>6,780</text:p>
          </table:table-cell>
          <table:table-cell table:style-name="ce21" table:formula="oooc:=[.N12]*SQRT(((([.M12]/[.L12])^2)+(([.$O$18]/[.$M$18])^2)))" office:value-type="float" office:value="2052.7324161809233">
            <text:p>2,053</text:p>
          </table:table-cell>
        </table:table-row>
        <table:table-row table:style-name="ro2">
          <table:table-cell table:style-name="ce22" office:value-type="string">
            <text:p>(-17,  25)</text:p>
          </table:table-cell>
          <table:table-cell table:style-name="ce22" office:value-type="float" office:value="3479.1">
            <text:p>3479.1</text:p>
          </table:table-cell>
          <table:table-cell table:style-name="ce21" table:formula="oooc:=SQRT([.B13])" office:value-type="float" office:value="58.98389610732746">
            <text:p>59</text:p>
          </table:table-cell>
          <table:table-cell table:style-name="ce26" office:value-type="float" office:value="5.95">
            <text:p>5.95</text:p>
          </table:table-cell>
          <table:table-cell table:style-name="ce27" table:formula="oooc:=SQRT([.D13])" office:value-type="float" office:value="2.4392621835300936">
            <text:p>2.4</text:p>
          </table:table-cell>
          <table:table-cell table:style-name="ce22" table:formula="oooc:=[.B13]-[.D13]" office:value-type="float" office:value="3473.15">
            <text:p>3473.15</text:p>
          </table:table-cell>
          <table:table-cell table:style-name="ce21" table:formula="oooc:=SQRT((([.C13]^2)+([.E13]^2)))" office:value-type="float" office:value="59.03431205663363">
            <text:p>59</text:p>
          </table:table-cell>
          <table:table-cell table:style-name="ce22" office:value-type="float" office:value="47">
            <text:p>47</text:p>
          </table:table-cell>
          <table:table-cell table:style-name="ce26" table:formula="oooc:=SQRT([.H13])" office:value-type="float" office:value="6.855654600401044">
            <text:p>6.86</text:p>
          </table:table-cell>
          <table:table-cell table:style-name="ce22" table:formula="oooc:=([.$C$18]*([.H13]-9))/100" office:value-type="float" office:value="0.57532">
            <text:p>0.57532</text:p>
          </table:table-cell>
          <table:table-cell table:style-name="ce25" table:formula="oooc:=([.C$18]/100)*SQRT((([.I13]^2)+9))" office:value-type="float" office:value="0.11329738567151496">
            <text:p>0.113297</text:p>
          </table:table-cell>
          <table:table-cell table:style-name="ce21" table:formula="oooc:=[.F13]/[.J13]" office:value-type="float" office:value="6036.901202808871">
            <text:p>6,037</text:p>
          </table:table-cell>
          <table:table-cell table:style-name="ce21" table:formula="oooc:=[.L13]*SQRT(((([.K13]/[.J13])^2)+(([.G13]/[.F13])^2)))" office:value-type="float" office:value="1193.2630146868337">
            <text:p>1,193</text:p>
          </table:table-cell>
          <table:table-cell table:style-name="ce21" table:formula="oooc:=[.L13]*[.$M$18]" office:value-type="float" office:value="9987.314364170039">
            <text:p>9,987</text:p>
          </table:table-cell>
          <table:table-cell table:style-name="ce21" table:formula="oooc:=[.N13]*SQRT(((([.M13]/[.L13])^2)+(([.$O$18]/[.$M$18])^2)))" office:value-type="float" office:value="2998.2419528214086">
            <text:p>2,998</text:p>
          </table:table-cell>
        </table:table-row>
        <table:table-row table:style-name="ro2">
          <table:table-cell table:style-name="ce22" office:value-type="string">
            <text:p>(  0,  20)</text:p>
          </table:table-cell>
          <table:table-cell table:style-name="ce22" office:value-type="float" office:value="4004.4">
            <text:p>4004.4</text:p>
          </table:table-cell>
          <table:table-cell table:style-name="ce21" table:formula="oooc:=SQRT([.B14])" office:value-type="float" office:value="63.280328696997145">
            <text:p>63</text:p>
          </table:table-cell>
          <table:table-cell table:style-name="ce26" office:value-type="float" office:value="11.9">
            <text:p>11.90</text:p>
          </table:table-cell>
          <table:table-cell table:style-name="ce27" table:formula="oooc:=SQRT([.D14])" office:value-type="float" office:value="3.449637662132068">
            <text:p>3.4</text:p>
          </table:table-cell>
          <table:table-cell table:style-name="ce22" table:formula="oooc:=[.B14]-[.D14]" office:value-type="float" office:value="3992.5">
            <text:p>3992.5</text:p>
          </table:table-cell>
          <table:table-cell table:style-name="ce21" table:formula="oooc:=SQRT((([.C14]^2)+([.E14]^2)))" office:value-type="float" office:value="63.37428500582867">
            <text:p>63</text:p>
          </table:table-cell>
          <table:table-cell table:style-name="ce22" office:value-type="float" office:value="60">
            <text:p>60</text:p>
          </table:table-cell>
          <table:table-cell table:style-name="ce26" table:formula="oooc:=SQRT([.H14])" office:value-type="float" office:value="7.745966692414834">
            <text:p>7.75</text:p>
          </table:table-cell>
          <table:table-cell table:style-name="ce22" table:formula="oooc:=([.$C$18]*([.H14]-9))/100" office:value-type="float" office:value="0.7721399999999999">
            <text:p>0.77214</text:p>
          </table:table-cell>
          <table:table-cell table:style-name="ce25" table:formula="oooc:=([.C$18]/100)*SQRT((([.I14]^2)+9))" office:value-type="float" office:value="0.12576228528457967">
            <text:p>0.125762</text:p>
          </table:table-cell>
          <table:table-cell table:style-name="ce21" table:formula="oooc:=[.F14]/[.J14]" office:value-type="float" office:value="5170.694433651929">
            <text:p>5,171</text:p>
          </table:table-cell>
          <table:table-cell table:style-name="ce21" table:formula="oooc:=[.L14]*SQRT(((([.K14]/[.J14])^2)+(([.G14]/[.F14])^2)))" office:value-type="float" office:value="846.1667437286014">
            <text:p>846</text:p>
          </table:table-cell>
          <table:table-cell table:style-name="ce21" table:formula="oooc:=[.L14]*[.$M$18]" office:value-type="float" office:value="8554.281253752853">
            <text:p>8,554</text:p>
          </table:table-cell>
          <table:table-cell table:style-name="ce21" table:formula="oooc:=[.N14]*SQRT(((([.M14]/[.L14])^2)+(([.$O$18]/[.$M$18])^2)))" office:value-type="float" office:value="2386.5249641022615">
            <text:p>2,387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2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/>
          <table:table-cell table:style-name="ce22" office:value-type="string">
            <text:p>K</text:p>
          </table:table-cell>
          <table:table-cell table:style-name="ce22" office:value-type="float" office:value="1.514">
            <text:p>1.514</text:p>
          </table:table-cell>
          <table:table-cell table:number-columns-repeated="7"/>
          <table:table-cell table:style-name="ce25"/>
          <table:table-cell table:style-name="ce22" office:value-type="string">
            <text:p>F=</text:p>
          </table:table-cell>
          <table:table-cell table:style-name="ce26" table:formula="oooc:=[.L10]/[.L14]" office:value-type="float" office:value="1.6543776398929813">
            <text:p>1.65</text:p>
          </table:table-cell>
          <table:table-cell table:style-name="ce22" office:value-type="string">
            <text:p>er_f=</text:p>
          </table:table-cell>
          <table:table-cell table:style-name="ce26" table:formula="oooc:=[.M18]*SQRT(((([.M14]/[.L14])^2)+(([.M10]/[.L10])^2)))" office:value-type="float" office:value="0.373805094504335">
            <text:p>0.37</text:p>
          </table:table-cell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  <table:table-row table:style-name="ro2">
          <table:table-cell table:number-columns-repeated="10"/>
          <table:table-cell table:style-name="ce25"/>
        </table:table-row>
      </table:table>
      <table:table table:name="acceptances" table:style-name="ta3" table:print="false">
        <office:forms form:automatic-focus="false" form:apply-design-mode="false"/>
        <table:table-column table:style-name="co21" table:default-cell-style-name="ce-1"/>
        <table:table-column table:style-name="co20" table:number-columns-repeated="19" table:default-cell-style-name="ce-1"/>
        <table:table-column table:style-name="co20" table:default-cell-style-name="ce15" table:number-columns-repeated="236"/>
        <table:table-row table:style-name="ro2">
          <table:table-cell table:style-name="ce22" office:value-type="string">
            <text:p>k=</text:p>
          </table:table-cell>
          <table:table-cell table:style-name="ce25" table:formula="oooc:=(((4*PI())*6.0221415E23)*((2.817940325E-13)^2))*0.510998918" office:value-type="float" office:value="0.3070749459791349">
            <text:p>0.307075</text:p>
          </table:table-cell>
        </table:table-row>
        <table:table-row table:style-name="ro2">
          <table:table-cell table:style-name="ce22" office:value-type="string">
            <text:p>mec2=</text:p>
          </table:table-cell>
          <table:table-cell table:style-name="ce22" office:value-type="float" office:value="0.510998918">
            <text:p>0.510998918</text:p>
          </table:table-cell>
        </table:table-row>
        <table:table-row table:style-name="ro2">
          <table:table-cell table:style-name="ce22" office:value-type="string">
            <text:p>z</text:p>
          </table:table-cell>
          <table:table-cell table:style-name="ce22" office:value-type="float" office:value="1">
            <text:p>1</text:p>
          </table:table-cell>
        </table:table-row>
        <table:table-row table:number-rows-repeated="1" table:style-name="ro4"/>
        <table:table-row table:style-name="ro2">
          <table:table-cell table:style-name="ce22" office:value-type="string">
            <text:p>Z_C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_Z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Z_H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_H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tio, for every C</text:p>
          </table:table-cell>
          <table:table-cell table:style-name="ce22" table:formula="oooc:=5.17/4.69" office:value-type="float" office:value="1.1023454157782515">
            <text:p>1.102345416</text:p>
          </table:table-cell>
        </table:table-row>
        <table:table-row table:number-rows-repeated="1" table:style-name="ro4"/>
        <table:table-row table:style-name="ro2">
          <table:table-cell/>
          <table:table-cell table:style-name="ce22" office:value-type="string">
            <text:p>2D</text:p>
          </table:table-cell>
          <table:table-cell table:style-name="ce22" office:value-type="string">
            <text:p>1D</text:p>
          </table:table-cell>
        </table:table-row>
        <table:table-row table:style-name="ro5">
          <table:table-cell table:style-name="ce22" office:value-type="string">
            <text:p>distance from centre</text:p>
          </table:table-cell>
          <table:table-cell table:style-name="ce22" office:value-type="float" office:value="35">
            <text:p>35</text:p>
          </table:table-cell>
          <table:table-cell table:style-name="ce22" table:formula="oooc:=380/2" office:value-type="float" office:value="190">
            <text:p>190</text:p>
          </table:table-cell>
        </table:table-row>
        <table:table-row table:style-name="ro2">
          <table:table-cell table:style-name="ce22" office:value-type="string">
            <text:p>SA of sphere</text:p>
          </table:table-cell>
          <table:table-cell table:style-name="ce21" table:formula="oooc:=(4*PI())*([.B12]^2)" office:value-type="float" office:value="15393.804002589986">
            <text:p>15,394</text:p>
          </table:table-cell>
          <table:table-cell table:style-name="ce21" table:formula="oooc:=(4*PI())*([.C12]^2)" office:value-type="float" office:value="453645.97917836613">
            <text:p>453,646</text:p>
          </table:table-cell>
        </table:table-row>
        <table:table-row table:style-name="ro2">
          <table:table-cell table:style-name="ce22" office:value-type="string">
            <text:p>MPPC/sphere (%)</text:p>
          </table:table-cell>
          <table:table-cell table:style-name="ce34" table:formula="oooc:=(100*4)/[.B13]" office:value-type="float" office:value="0.025984480504799238">
            <text:p>0.0259845</text:p>
          </table:table-cell>
          <table:table-cell table:style-name="ce34" table:formula="oooc:=(100*4)/[.C13]" office:value-type="float" office:value="8.817448370742124E-4">
            <text:p>0.0008817</text:p>
          </table:table-cell>
        </table:table-row>
        <table:table-row table:number-rows-repeated="1" table:style-name="ro4"/>
        <table:table-row table:style-name="ro2">
          <table:table-cell table:style-name="ce22" office:value-type="string">
            <text:p>max distance</text:p>
          </table:table-cell>
          <table:table-cell table:style-name="ce22" table:formula="oooc:=[.B12]*2" office:value-type="float" office:value="70">
            <text:p>70</text:p>
          </table:table-cell>
          <table:table-cell table:style-name="ce22" table:formula="oooc:=[.C12]*2" office:value-type="float" office:value="380">
            <text:p>380</text:p>
          </table:table-cell>
        </table:table-row>
        <table:table-row table:style-name="ro2">
          <table:table-cell table:style-name="ce22" office:value-type="string">
            <text:p>SA of max sphere</text:p>
          </table:table-cell>
          <table:table-cell table:style-name="ce21" table:formula="oooc:=(4*PI())*([.B16]^2)" office:value-type="float" office:value="61575.216010359945">
            <text:p>61,575</text:p>
          </table:table-cell>
          <table:table-cell table:style-name="ce21" table:formula="oooc:=(4*PI())*([.C16]^2)" office:value-type="float" office:value="1814583.9167134645">
            <text:p>1,814,584</text:p>
          </table:table-cell>
        </table:table-row>
        <table:table-row table:style-name="ro2">
          <table:table-cell table:style-name="ce22" office:value-type="string">
            <text:p>MPPC/sphere (%)</text:p>
          </table:table-cell>
          <table:table-cell table:style-name="ce34" table:formula="oooc:=(100*4)/[.B17]" office:value-type="float" office:value="0.0064961201261998095">
            <text:p>0.0064961</text:p>
          </table:table-cell>
          <table:table-cell table:style-name="ce34" table:formula="oooc:=(100*4)/[.C17]" office:value-type="float" office:value="2.204362092685531E-4">
            <text:p>0.0002204</text:p>
          </table:table-cell>
        </table:table-row>
        <table:table-row table:number-rows-repeated="1" table:style-name="ro4"/>
        <table:table-row table:style-name="ro5">
          <table:table-cell table:style-name="ce22" office:value-type="string">
            <text:p>worst 1D/best 2D (%)</text:p>
          </table:table-cell>
          <table:table-cell table:style-name="ce22" table:formula="oooc:=(100*[.C18])/[.B14]" office:value-type="float" office:value="0.8483379501385042">
            <text:p>0.84833795</text:p>
          </table:table-cell>
        </table:table-row>
        <table:table-row table:style-name="ro5">
          <table:table-cell table:style-name="ce22" office:value-type="string">
            <text:p>best 1D/worst 2D (%)</text:p>
          </table:table-cell>
          <table:table-cell table:style-name="ce22" table:formula="oooc:=(100*[.C14])/[.B18]" office:value-type="float" office:value="13.573407202216067">
            <text:p>13.5734072</text:p>
          </table:table-cell>
        </table:table-row>
      </table:table>
      <table:table table:name="2D_(not rates)" table:style-name="ta4" table:print="false">
        <office:forms form:automatic-focus="false" form:apply-design-mode="false"/>
        <table:table-column table:style-name="co22" table:default-cell-style-name="ce-1"/>
        <table:table-column table:style-name="co12" table:default-cell-style-name="ce-1"/>
        <table:table-column table:style-name="co23" table:default-cell-style-name="ce-1"/>
        <table:table-column table:style-name="co3" table:default-cell-style-name="ce-1"/>
        <table:table-column table:style-name="co14" table:default-cell-style-name="ce-1"/>
        <table:table-column table:style-name="co3" table:default-cell-style-name="ce-1"/>
        <table:table-column table:style-name="co16" table:default-cell-style-name="ce-1"/>
        <table:table-column table:style-name="co22" table:default-cell-style-name="ce-1"/>
        <table:table-column table:style-name="co24" table:default-cell-style-name="ce-1"/>
        <table:table-column table:style-name="co22" table:default-cell-style-name="ce-1"/>
        <table:table-column table:style-name="co14" table:default-cell-style-name="ce-1"/>
        <table:table-column table:style-name="co22" table:number-columns-repeated="14" table:default-cell-style-name="ce-1"/>
        <table:table-column table:style-name="co22" table:default-cell-style-name="ce15" table:number-columns-repeated="231"/>
        <table:table-row table:style-name="ro2">
          <table:table-cell/>
          <table:table-cell table:style-name="ce22" office:value-type="string">
            <text:p>C</text:p>
          </table:table-cell>
          <table:table-cell table:style-name="ce22" office:value-type="string">
            <text:p>er_C</text:p>
          </table:table-cell>
          <table:table-cell table:style-name="ce22" office:value-type="string">
            <text:p>C_off</text:p>
          </table:table-cell>
          <table:table-cell table:style-name="ce22" office:value-type="string">
            <text:p>c-c_off</text:p>
          </table:table-cell>
          <table:table-cell table:style-name="ce22" office:value-type="string">
            <text:p>d_er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I_p</text:p>
          </table:table-cell>
          <table:table-cell/>
          <table:table-cell table:style-name="ce22" office:value-type="string">
            <text:p>no_F</text:p>
          </table:table-cell>
          <table:table-cell table:style-name="ce22" office:value-type="string">
            <text:p>er_f</text:p>
          </table:table-cell>
        </table:table-row>
        <table:table-row table:style-name="ro2">
          <table:table-cell table:style-name="ce22" office:value-type="string">
            <text:p>(  0,   0)</text:p>
          </table:table-cell>
          <table:table-cell table:style-name="ce22" office:value-type="float" office:value="68761">
            <text:p>68761</text:p>
          </table:table-cell>
          <table:table-cell table:style-name="ce21" table:formula="oooc:=SQRT([.B2])" office:value-type="float" office:value="262.2231873805213">
            <text:p>262</text:p>
          </table:table-cell>
          <table:table-cell table:style-name="ce21" office:value-type="float" office:value="58">
            <text:p>58</text:p>
          </table:table-cell>
          <table:table-cell table:style-name="ce22" table:formula="oooc:=[.B2]-[.D2]" office:value-type="float" office:value="68703">
            <text:p>68703</text:p>
          </table:table-cell>
          <table:table-cell table:style-name="ce21" table:formula="oooc:=SQRT((([.C2]^2)+([.$D$15]^2)))" office:value-type="float" office:value="267.2276231307358">
            <text:p>267</text:p>
          </table:table-cell>
          <table:table-cell table:style-name="ce22" office:value-type="float" office:value="51">
            <text:p>51</text:p>
          </table:table-cell>
          <table:table-cell table:style-name="ce22" table:formula="oooc:=[.$C$18]*([.G2]-9)" office:value-type="float" office:value="0.63588">
            <text:p>0.63588</text:p>
          </table:table-cell>
          <table:table-cell table:style-name="ce26" table:formula="oooc:=([.H2]*[.$G$15])*[.$C$18]" office:value-type="float" office:value="0.09842659484011465">
            <text:p>0.10</text:p>
          </table:table-cell>
          <table:table-cell table:style-name="ce21" table:formula="oooc:=[.E2]/[.H2]" office:value-type="float" office:value="108043.97056048311">
            <text:p>108,044</text:p>
          </table:table-cell>
          <table:table-cell table:style-name="ce21" table:formula="oooc:=[.J2]*SQRT(((([.I2]/[.H2])^2)+(([.F2]/[.E2])^2)))" office:value-type="float" office:value="16729.189648831085">
            <text:p>16,729</text:p>
          </table:table-cell>
          <table:table-cell/>
          <table:table-cell table:style-name="ce22" office:value-type="float" office:value="108044">
            <text:p>108044</text:p>
          </table:table-cell>
        </table:table-row>
        <table:table-row table:style-name="ro2">
          <table:table-cell table:style-name="ce22" office:value-type="string">
            <text:p>(-17,  20)</text:p>
          </table:table-cell>
          <table:table-cell table:style-name="ce22" office:value-type="float" office:value="117947">
            <text:p>117947</text:p>
          </table:table-cell>
          <table:table-cell table:style-name="ce21" table:formula="oooc:=SQRT([.B3])" office:value-type="float" office:value="343.4341275994568">
            <text:p>343</text:p>
          </table:table-cell>
          <table:table-cell table:style-name="ce21" office:value-type="float" office:value="58">
            <text:p>58</text:p>
          </table:table-cell>
          <table:table-cell table:style-name="ce22" table:formula="oooc:=[.B3]-[.D3]" office:value-type="float" office:value="117889">
            <text:p>117889</text:p>
          </table:table-cell>
          <table:table-cell table:style-name="ce21" table:formula="oooc:=SQRT((([.C3]^2)+([.$D$15]^2)))" office:value-type="float" office:value="347.27021548658985">
            <text:p>347</text:p>
          </table:table-cell>
          <table:table-cell table:style-name="ce22" office:value-type="float" office:value="51">
            <text:p>51</text:p>
          </table:table-cell>
          <table:table-cell table:style-name="ce22" table:formula="oooc:=[.$C$18]*([.G3]-9)" office:value-type="float" office:value="0.63588">
            <text:p>0.63588</text:p>
          </table:table-cell>
          <table:table-cell table:style-name="ce26" table:formula="oooc:=([.H3]*[.$G$15])*[.$C$18]" office:value-type="float" office:value="0.09842659484011465">
            <text:p>0.10</text:p>
          </table:table-cell>
          <table:table-cell table:style-name="ce21" table:formula="oooc:=[.E3]/[.H3]" office:value-type="float" office:value="185395.04308989117">
            <text:p>185,395</text:p>
          </table:table-cell>
          <table:table-cell table:style-name="ce21" table:formula="oooc:=[.J3]*SQRT(((([.I3]/[.H3])^2)+(([.F3]/[.E3])^2)))" office:value-type="float" office:value="28702.124468108865">
            <text:p>28,702</text:p>
          </table:table-cell>
        </table:table-row>
        <table:table-row table:style-name="ro2">
          <table:table-cell table:style-name="ce22" office:value-type="string">
            <text:p>(-17, -16)</text:p>
          </table:table-cell>
          <table:table-cell table:style-name="ce22" office:value-type="float" office:value="39528">
            <text:p>39528</text:p>
          </table:table-cell>
          <table:table-cell table:style-name="ce21" table:formula="oooc:=SQRT([.B4])" office:value-type="float" office:value="198.8164983093707">
            <text:p>199</text:p>
          </table:table-cell>
          <table:table-cell table:style-name="ce21" office:value-type="float" office:value="48">
            <text:p>48</text:p>
          </table:table-cell>
          <table:table-cell table:style-name="ce22" table:formula="oooc:=[.B4]-[.D4]" office:value-type="float" office:value="39480">
            <text:p>39480</text:p>
          </table:table-cell>
          <table:table-cell table:style-name="ce21" table:formula="oooc:=SQRT((([.C4]^2)+([.$D$15]^2)))" office:value-type="float" office:value="205.37186410047156">
            <text:p>205</text:p>
          </table:table-cell>
          <table:table-cell table:style-name="ce22" office:value-type="float" office:value="68">
            <text:p>68</text:p>
          </table:table-cell>
          <table:table-cell table:style-name="ce22" table:formula="oooc:=[.$C$18]*([.G4]-9)" office:value-type="float" office:value="0.89326">
            <text:p>0.89326</text:p>
          </table:table-cell>
          <table:table-cell table:style-name="ce26" table:formula="oooc:=([.H4]*[.$G$15])*[.$C$18]" office:value-type="float" office:value="0.13826593084682773">
            <text:p>0.14</text:p>
          </table:table-cell>
          <table:table-cell table:style-name="ce21" table:formula="oooc:=[.E4]/[.H4]" office:value-type="float" office:value="44197.65801670286">
            <text:p>44,198</text:p>
          </table:table-cell>
          <table:table-cell table:style-name="ce21" table:formula="oooc:=[.J4]*SQRT(((([.I4]/[.H4])^2)+(([.F4]/[.E4])^2)))" office:value-type="float" office:value="6845.129406296381">
            <text:p>6,845</text:p>
          </table:table-cell>
        </table:table-row>
        <table:table-row table:style-name="ro2">
          <table:table-cell table:style-name="ce22" office:value-type="string">
            <text:p>(-17,   0)</text:p>
          </table:table-cell>
          <table:table-cell table:style-name="ce22" office:value-type="float" office:value="97190">
            <text:p>97190</text:p>
          </table:table-cell>
          <table:table-cell table:style-name="ce21" table:formula="oooc:=SQRT([.B5])" office:value-type="float" office:value="311.7531074424119">
            <text:p>312</text:p>
          </table:table-cell>
          <table:table-cell table:style-name="ce21" office:value-type="float" office:value="78">
            <text:p>78</text:p>
          </table:table-cell>
          <table:table-cell table:style-name="ce22" table:formula="oooc:=[.B5]-[.D5]" office:value-type="float" office:value="97112">
            <text:p>97112</text:p>
          </table:table-cell>
          <table:table-cell table:style-name="ce21" table:formula="oooc:=SQRT((([.C5]^2)+([.$D$15]^2)))" office:value-type="float" office:value="315.97405362482306">
            <text:p>316</text:p>
          </table:table-cell>
          <table:table-cell table:style-name="ce22" office:value-type="float" office:value="73">
            <text:p>73</text:p>
          </table:table-cell>
          <table:table-cell table:style-name="ce22" table:formula="oooc:=[.$C$18]*([.G5]-9)" office:value-type="float" office:value="0.96896">
            <text:p>0.96896</text:p>
          </table:table-cell>
          <table:table-cell table:style-name="ce26" table:formula="oooc:=([.H5]*[.$G$15])*[.$C$18]" office:value-type="float" office:value="0.14998338261350805">
            <text:p>0.15</text:p>
          </table:table-cell>
          <table:table-cell table:style-name="ce21" table:formula="oooc:=[.E5]/[.H5]" office:value-type="float" office:value="100222.91941875825">
            <text:p>100,223</text:p>
          </table:table-cell>
          <table:table-cell table:style-name="ce21" table:formula="oooc:=[.J5]*SQRT(((([.I5]/[.H5])^2)+(([.F5]/[.E5])^2)))" office:value-type="float" office:value="15516.732430119288">
            <text:p>15,517</text:p>
          </table:table-cell>
        </table:table-row>
        <table:table-row table:style-name="ro2">
          <table:table-cell table:style-name="ce22" office:value-type="string">
            <text:p>( 17,   0)</text:p>
          </table:table-cell>
          <table:table-cell table:style-name="ce22" office:value-type="float" office:value="63160">
            <text:p>63160</text:p>
          </table:table-cell>
          <table:table-cell table:style-name="ce21" table:formula="oooc:=SQRT([.B6])" office:value-type="float" office:value="251.31653347919632">
            <text:p>251</text:p>
          </table:table-cell>
          <table:table-cell table:style-name="ce21" office:value-type="float" office:value="91">
            <text:p>91</text:p>
          </table:table-cell>
          <table:table-cell table:style-name="ce22" table:formula="oooc:=[.B6]-[.D6]" office:value-type="float" office:value="63069">
            <text:p>63069</text:p>
          </table:table-cell>
          <table:table-cell table:style-name="ce21" table:formula="oooc:=SQRT((([.C6]^2)+([.$D$15]^2)))" office:value-type="float" office:value="256.53382343095143">
            <text:p>257</text:p>
          </table:table-cell>
          <table:table-cell table:style-name="ce22" office:value-type="float" office:value="76">
            <text:p>76</text:p>
          </table:table-cell>
          <table:table-cell table:style-name="ce22" table:formula="oooc:=[.$C$18]*([.G6]-9)" office:value-type="float" office:value="1.01438">
            <text:p>1.01438</text:p>
          </table:table-cell>
          <table:table-cell table:style-name="ce26" table:formula="oooc:=([.H6]*[.$G$15])*[.$C$18]" office:value-type="float" office:value="0.15701385367351622">
            <text:p>0.16</text:p>
          </table:table-cell>
          <table:table-cell table:style-name="ce21" table:formula="oooc:=[.E6]/[.H6]" office:value-type="float" office:value="62174.924584475244">
            <text:p>62,175</text:p>
          </table:table-cell>
          <table:table-cell table:style-name="ce21" table:formula="oooc:=[.J6]*SQRT(((([.I6]/[.H6])^2)+(([.F6]/[.E6])^2)))" office:value-type="float" office:value="9627.254598874024">
            <text:p>9,627</text:p>
          </table:table-cell>
        </table:table-row>
        <table:table-row table:style-name="ro2">
          <table:table-cell table:style-name="ce22" office:value-type="string">
            <text:p>( 17,  20)</text:p>
          </table:table-cell>
          <table:table-cell table:style-name="ce22" office:value-type="float" office:value="105097">
            <text:p>105097</text:p>
          </table:table-cell>
          <table:table-cell table:style-name="ce21" table:formula="oooc:=SQRT([.B7])" office:value-type="float" office:value="324.18667461818967">
            <text:p>324</text:p>
          </table:table-cell>
          <table:table-cell table:style-name="ce21" office:value-type="float" office:value="88">
            <text:p>88</text:p>
          </table:table-cell>
          <table:table-cell table:style-name="ce22" table:formula="oooc:=[.B7]-[.D7]" office:value-type="float" office:value="105009">
            <text:p>105009</text:p>
          </table:table-cell>
          <table:table-cell table:style-name="ce21" table:formula="oooc:=SQRT((([.C7]^2)+([.$D$15]^2)))" office:value-type="float" office:value="328.24777617541076">
            <text:p>328</text:p>
          </table:table-cell>
          <table:table-cell table:style-name="ce22" office:value-type="float" office:value="71">
            <text:p>71</text:p>
          </table:table-cell>
          <table:table-cell table:style-name="ce22" table:formula="oooc:=[.$C$18]*([.G7]-9)" office:value-type="float" office:value="0.9386800000000001">
            <text:p>0.93868</text:p>
          </table:table-cell>
          <table:table-cell table:style-name="ce26" table:formula="oooc:=([.H7]*[.$G$15])*[.$C$18]" office:value-type="float" office:value="0.1452964019068359">
            <text:p>0.15</text:p>
          </table:table-cell>
          <table:table-cell table:style-name="ce21" table:formula="oooc:=[.E7]/[.H7]" office:value-type="float" office:value="111868.79447735117">
            <text:p>111,869</text:p>
          </table:table-cell>
          <table:table-cell table:style-name="ce21" table:formula="oooc:=[.J7]*SQRT(((([.I7]/[.H7])^2)+(([.F7]/[.E7])^2)))" office:value-type="float" office:value="17319.477801144454">
            <text:p>17,319</text:p>
          </table:table-cell>
        </table:table-row>
        <table:table-row table:style-name="ro2">
          <table:table-cell table:style-name="ce22" office:value-type="string">
            <text:p>( 17, -16)</text:p>
          </table:table-cell>
          <table:table-cell table:style-name="ce22" office:value-type="float" office:value="27010">
            <text:p>27010</text:p>
          </table:table-cell>
          <table:table-cell table:style-name="ce21" table:formula="oooc:=SQRT([.B8])" office:value-type="float" office:value="164.34719346554112">
            <text:p>164</text:p>
          </table:table-cell>
          <table:table-cell table:style-name="ce21" office:value-type="float" office:value="55">
            <text:p>55</text:p>
          </table:table-cell>
          <table:table-cell table:style-name="ce22" table:formula="oooc:=[.B8]-[.D8]" office:value-type="float" office:value="26955">
            <text:p>26955</text:p>
          </table:table-cell>
          <table:table-cell table:style-name="ce21" table:formula="oooc:=SQRT((([.C8]^2)+([.$D$15]^2)))" office:value-type="float" office:value="172.2196346648737">
            <text:p>172</text:p>
          </table:table-cell>
          <table:table-cell table:style-name="ce22" office:value-type="float" office:value="67">
            <text:p>67</text:p>
          </table:table-cell>
          <table:table-cell table:style-name="ce22" table:formula="oooc:=[.$C$18]*([.G8]-9)" office:value-type="float" office:value="0.87812">
            <text:p>0.87812</text:p>
          </table:table-cell>
          <table:table-cell table:style-name="ce26" table:formula="oooc:=([.H8]*[.$G$15])*[.$C$18]" office:value-type="float" office:value="0.13592244049349167">
            <text:p>0.14</text:p>
          </table:table-cell>
          <table:table-cell table:style-name="ce21" table:formula="oooc:=[.E8]/[.H8]" office:value-type="float" office:value="30696.260192228852">
            <text:p>30,696</text:p>
          </table:table-cell>
          <table:table-cell table:style-name="ce21" table:formula="oooc:=[.J8]*SQRT(((([.I8]/[.H8])^2)+(([.F8]/[.E8])^2)))" office:value-type="float" office:value="4755.458735131018">
            <text:p>4,755</text:p>
          </table:table-cell>
        </table:table-row>
        <table:table-row table:style-name="ro2">
          <table:table-cell table:style-name="ce22" office:value-type="string">
            <text:p>(  0, -16)</text:p>
          </table:table-cell>
          <table:table-cell table:style-name="ce22" office:value-type="float" office:value="43634">
            <text:p>43634</text:p>
          </table:table-cell>
          <table:table-cell table:style-name="ce21" table:formula="oooc:=SQRT([.B9])" office:value-type="float" office:value="208.88752954640447">
            <text:p>209</text:p>
          </table:table-cell>
          <table:table-cell table:style-name="ce21" office:value-type="float" office:value="97">
            <text:p>97</text:p>
          </table:table-cell>
          <table:table-cell table:style-name="ce22" table:formula="oooc:=[.B9]-[.D9]" office:value-type="float" office:value="43537">
            <text:p>43537</text:p>
          </table:table-cell>
          <table:table-cell table:style-name="ce21" table:formula="oooc:=SQRT((([.C9]^2)+([.$D$15]^2)))" office:value-type="float" office:value="215.136241865713">
            <text:p>215</text:p>
          </table:table-cell>
          <table:table-cell table:style-name="ce22" office:value-type="float" office:value="69">
            <text:p>69</text:p>
          </table:table-cell>
          <table:table-cell table:style-name="ce22" table:formula="oooc:=[.$C$18]*([.G9]-9)" office:value-type="float" office:value="0.9084000000000001">
            <text:p>0.9084</text:p>
          </table:table-cell>
          <table:table-cell table:style-name="ce26" table:formula="oooc:=([.H9]*[.$G$15])*[.$C$18]" office:value-type="float" office:value="0.14060942120016381">
            <text:p>0.14</text:p>
          </table:table-cell>
          <table:table-cell table:style-name="ce21" table:formula="oooc:=[.E9]/[.H9]" office:value-type="float" office:value="47927.12461470717">
            <text:p>47,927</text:p>
          </table:table-cell>
          <table:table-cell table:style-name="ce21" table:formula="oooc:=[.J9]*SQRT(((([.I9]/[.H9])^2)+(([.F9]/[.E9])^2)))" office:value-type="float" office:value="7422.323190076221">
            <text:p>7,422</text:p>
          </table:table-cell>
        </table:table-row>
        <table:table-row table:style-name="ro2">
          <table:table-cell table:style-name="ce22" office:value-type="string">
            <text:p>(  0,  20)</text:p>
          </table:table-cell>
          <table:table-cell table:style-name="ce22" office:value-type="float" office:value="142536">
            <text:p>142536</text:p>
          </table:table-cell>
          <table:table-cell table:style-name="ce21" table:formula="oooc:=SQRT([.B10])" office:value-type="float" office:value="377.53940191720386">
            <text:p>378</text:p>
          </table:table-cell>
          <table:table-cell table:style-name="ce21" office:value-type="float" office:value="73">
            <text:p>73</text:p>
          </table:table-cell>
          <table:table-cell table:style-name="ce22" table:formula="oooc:=[.B10]-[.D10]" office:value-type="float" office:value="142463">
            <text:p>142463</text:p>
          </table:table-cell>
          <table:table-cell table:style-name="ce21" table:formula="oooc:=SQRT((([.C10]^2)+([.$D$15]^2)))" office:value-type="float" office:value="381.0322854616162">
            <text:p>381</text:p>
          </table:table-cell>
          <table:table-cell table:style-name="ce22" office:value-type="float" office:value="64">
            <text:p>64</text:p>
          </table:table-cell>
          <table:table-cell table:style-name="ce22" table:formula="oooc:=[.$C$18]*([.G10]-9)" office:value-type="float" office:value="0.8327">
            <text:p>0.8327</text:p>
          </table:table-cell>
          <table:table-cell table:style-name="ce26" table:formula="oooc:=([.H10]*[.$G$15])*[.$C$18]" office:value-type="float" office:value="0.12889196943348347">
            <text:p>0.13</text:p>
          </table:table-cell>
          <table:table-cell table:style-name="ce21" table:formula="oooc:=[.E10]/[.H10]" office:value-type="float" office:value="171085.62507505703">
            <text:p>171,086</text:p>
          </table:table-cell>
          <table:table-cell table:style-name="ce21" table:formula="oooc:=[.J10]*SQRT(((([.I10]/[.H10])^2)+(([.F10]/[.E10])^2)))" office:value-type="float" office:value="26485.955168923672">
            <text:p>26,486</text:p>
          </table:table-cell>
        </table:table-row>
        <table:table-row table:style-name="ro2">
          <table:table-cell table:style-name="ce28" office:value-type="string">
            <text:p>(  0,   0)</text:p>
          </table:table-cell>
          <table:table-cell table:style-name="ce28" office:value-type="float" office:value="75376">
            <text:p>75376</text:p>
          </table:table-cell>
          <table:table-cell table:style-name="ce30" table:formula="oooc:=SQRT([.B11])" office:value-type="float" office:value="274.5468994543555">
            <text:p>275</text:p>
          </table:table-cell>
          <table:table-cell table:style-name="ce30" office:value-type="float" office:value="60">
            <text:p>60</text:p>
          </table:table-cell>
          <table:table-cell table:style-name="ce22" table:formula="oooc:=[.B11]-[.D11]" office:value-type="float" office:value="75316">
            <text:p>75316</text:p>
          </table:table-cell>
          <table:table-cell table:style-name="ce30" table:formula="oooc:=SQRT((([.C11]^2)+([.$D$15]^2)))" office:value-type="float" office:value="279.33063305713995">
            <text:p>279</text:p>
          </table:table-cell>
          <table:table-cell table:style-name="ce28" office:value-type="float" office:value="66">
            <text:p>66</text:p>
          </table:table-cell>
          <table:table-cell table:style-name="ce22" table:formula="oooc:=[.$C$18]*([.G11]-9)" office:value-type="float" office:value="0.8629800000000001">
            <text:p>0.86298</text:p>
          </table:table-cell>
          <table:table-cell table:style-name="ce29" table:formula="oooc:=([.H11]*[.$G$15])*[.$C$18]" office:value-type="float" office:value="0.13357895014015558">
            <text:p>0.13</text:p>
          </table:table-cell>
          <table:table-cell table:style-name="ce30" table:formula="oooc:=[.E11]/[.H11]" office:value-type="float" office:value="87274.32848965212">
            <text:p>87,274</text:p>
          </table:table-cell>
          <table:table-cell table:style-name="ce30" table:formula="oooc:=[.J11]*SQRT(((([.I11]/[.H11])^2)+(([.F11]/[.E11])^2)))" office:value-type="float" office:value="13512.89616238604">
            <text:p>13,513</text:p>
          </table:table-cell>
        </table:table-row>
        <table:table-row table:style-name="ro2">
          <table:table-cell table:style-name="ce31" office:value-type="string">
            <text:p>(  0,  25)</text:p>
          </table:table-cell>
          <table:table-cell table:style-name="ce31" office:value-type="float" office:value="45950">
            <text:p>45950</text:p>
          </table:table-cell>
          <table:table-cell table:style-name="ce33" table:formula="oooc:=SQRT([.B12])" office:value-type="float" office:value="214.35951110226017">
            <text:p>214</text:p>
          </table:table-cell>
          <table:table-cell table:style-name="ce33" office:value-type="float" office:value="35">
            <text:p>35</text:p>
          </table:table-cell>
          <table:table-cell table:style-name="ce22" table:formula="oooc:=[.B12]-[.D12]" office:value-type="float" office:value="45915">
            <text:p>45915</text:p>
          </table:table-cell>
          <table:table-cell table:style-name="ce33" table:formula="oooc:=SQRT((([.C12]^2)+([.$D$15]^2)))" office:value-type="float" office:value="220.45317544572262">
            <text:p>220</text:p>
          </table:table-cell>
          <table:table-cell table:style-name="ce31" office:value-type="float" office:value="46">
            <text:p>46</text:p>
          </table:table-cell>
          <table:table-cell table:style-name="ce22" table:formula="oooc:=[.$C$18]*([.G12]-9)" office:value-type="float" office:value="0.56018">
            <text:p>0.56018</text:p>
          </table:table-cell>
          <table:table-cell table:style-name="ce32" table:formula="oooc:=([.H12]*[.$G$15])*[.$C$18]" office:value-type="float" office:value="0.08670914307343433">
            <text:p>0.09</text:p>
          </table:table-cell>
          <table:table-cell table:style-name="ce33" table:formula="oooc:=[.E12]/[.H12]" office:value-type="float" office:value="81964.7256239066">
            <text:p>81,965</text:p>
          </table:table-cell>
          <table:table-cell table:style-name="ce33" table:formula="oooc:=[.J12]*SQRT(((([.I12]/[.H12])^2)+(([.F12]/[.E12])^2)))" office:value-type="float" office:value="12693.258223192674">
            <text:p>12,693</text:p>
          </table:table-cell>
          <table:table-cell table:style-name="ce21" table:formula="oooc:=[.J12]*[.$K$18]" office:value-type="float" office:value="135600.6093321544">
            <text:p>135,601</text:p>
          </table:table-cell>
          <table:table-cell table:style-name="ce21" table:formula="oooc:=[.L12]*SQRT(((([.K12]/[.J12])^2)+(([.$M$18]/[.$K$18])^2)))" office:value-type="float" office:value="36365.53502013841">
            <text:p>36,366</text:p>
          </table:table-cell>
        </table:table-row>
        <table:table-row table:style-name="ro2">
          <table:table-cell table:style-name="ce22" office:value-type="string">
            <text:p>(-17,  25)</text:p>
          </table:table-cell>
          <table:table-cell table:style-name="ce22" office:value-type="float" office:value="69582">
            <text:p>69582</text:p>
          </table:table-cell>
          <table:table-cell table:style-name="ce21" table:formula="oooc:=SQRT([.B13])" office:value-type="float" office:value="263.7840025475389">
            <text:p>264</text:p>
          </table:table-cell>
          <table:table-cell table:style-name="ce21" office:value-type="float" office:value="119">
            <text:p>119</text:p>
          </table:table-cell>
          <table:table-cell table:style-name="ce22" table:formula="oooc:=[.B13]-[.D13]" office:value-type="float" office:value="69463">
            <text:p>69463</text:p>
          </table:table-cell>
          <table:table-cell table:style-name="ce21" table:formula="oooc:=SQRT((([.C13]^2)+([.$D$15]^2)))" office:value-type="float" office:value="268.7593766998699">
            <text:p>269</text:p>
          </table:table-cell>
          <table:table-cell table:style-name="ce22" office:value-type="float" office:value="47">
            <text:p>47</text:p>
          </table:table-cell>
          <table:table-cell table:style-name="ce22" table:formula="oooc:=[.$C$18]*([.G13]-9)" office:value-type="float" office:value="0.57532">
            <text:p>0.57532</text:p>
          </table:table-cell>
          <table:table-cell table:style-name="ce26" table:formula="oooc:=([.H13]*[.$G$15])*[.$C$18]" office:value-type="float" office:value="0.0890526334267704">
            <text:p>0.09</text:p>
          </table:table-cell>
          <table:table-cell table:style-name="ce21" table:formula="oooc:=[.E13]/[.H13]" office:value-type="float" office:value="120738.02405617743">
            <text:p>120,738</text:p>
          </table:table-cell>
          <table:table-cell table:style-name="ce21" table:formula="oooc:=[.J13]*SQRT(((([.I13]/[.H13])^2)+(([.F13]/[.E13])^2)))" office:value-type="float" office:value="18694.635063522262">
            <text:p>18,695</text:p>
          </table:table-cell>
          <table:table-cell table:style-name="ce21" table:formula="oooc:=[.J13]*[.$K$18]" office:value-type="float" office:value="199746.2872834008">
            <text:p>199,746</text:p>
          </table:table-cell>
          <table:table-cell table:style-name="ce21" table:formula="oooc:=[.L13]*SQRT(((([.K13]/[.J13])^2)+(([.$M$18]/[.$K$18])^2)))" office:value-type="float" office:value="53565.19011680035">
            <text:p>53,565</text:p>
          </table:table-cell>
        </table:table-row>
        <table:table-row table:style-name="ro2">
          <table:table-cell table:style-name="ce22" office:value-type="string">
            <text:p>(  0,  20)</text:p>
          </table:table-cell>
          <table:table-cell table:style-name="ce22" office:value-type="float" office:value="80088">
            <text:p>80088</text:p>
          </table:table-cell>
          <table:table-cell table:style-name="ce21" table:formula="oooc:=SQRT([.B14])" office:value-type="float" office:value="282.9982332100326">
            <text:p>283</text:p>
          </table:table-cell>
          <table:table-cell table:style-name="ce21" office:value-type="float" office:value="238">
            <text:p>238</text:p>
          </table:table-cell>
          <table:table-cell table:style-name="ce22" table:formula="oooc:=[.B14]-[.D14]" office:value-type="float" office:value="79850">
            <text:p>79850</text:p>
          </table:table-cell>
          <table:table-cell table:style-name="ce21" table:formula="oooc:=SQRT((([.C14]^2)+([.$D$15]^2)))" office:value-type="float" office:value="287.6414479244995">
            <text:p>288</text:p>
          </table:table-cell>
          <table:table-cell table:style-name="ce22" office:value-type="float" office:value="60">
            <text:p>60</text:p>
          </table:table-cell>
          <table:table-cell table:style-name="ce22" table:formula="oooc:=[.$C$18]*([.G14]-9)" office:value-type="float" office:value="0.77214">
            <text:p>0.77214</text:p>
          </table:table-cell>
          <table:table-cell table:style-name="ce26" table:formula="oooc:=([.H14]*[.$G$15])*[.$C$18]" office:value-type="float" office:value="0.11951800802013923">
            <text:p>0.12</text:p>
          </table:table-cell>
          <table:table-cell table:style-name="ce21" table:formula="oooc:=[.E14]/[.H14]" office:value-type="float" office:value="103413.88867303856">
            <text:p>103,414</text:p>
          </table:table-cell>
          <table:table-cell table:style-name="ce21" table:formula="oooc:=[.J14]*SQRT(((([.I14]/[.H14])^2)+(([.F14]/[.E14])^2)))" office:value-type="float" office:value="16011.56339699413">
            <text:p>16,012</text:p>
          </table:table-cell>
          <table:table-cell table:style-name="ce21" table:formula="oooc:=[.J14]*[.$K$18]" office:value-type="float" office:value="171085.62507505703">
            <text:p>171,086</text:p>
          </table:table-cell>
          <table:table-cell table:style-name="ce21" table:formula="oooc:=[.L14]*SQRT(((([.K14]/[.J14])^2)+(([.$M$18]/[.$K$18])^2)))" office:value-type="float" office:value="45878.73512680155">
            <text:p>45,879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er_c_off</text:p>
          </table:table-cell>
          <table:table-cell table:style-name="ce21" table:formula="oooc:=STDEV([.D2:.D14])" office:value-type="float" office:value="51.47429032150481">
            <text:p>51</text:p>
          </table:table-cell>
          <table:table-cell table:style-name="ce22" office:value-type="string">
            <text:p>er_S</text:p>
          </table:table-cell>
          <table:table-cell/>
          <table:table-cell table:style-name="ce21" table:formula="oooc:=STDEV([.G2:.G14])" office:value-type="float" office:value="10.223778216767078">
            <text:p>10</text:p>
          </table:table-cell>
        </table:table-row>
        <table:table-row table:number-rows-repeated="2" table:style-name="ro6"/>
        <table:table-row table:style-name="ro2">
          <table:table-cell/>
          <table:table-cell table:style-name="ce22" office:value-type="string">
            <text:p>K</text:p>
          </table:table-cell>
          <table:table-cell table:style-name="ce22" office:value-type="float" office:value="0.01514">
            <text:p>0.01514</text:p>
          </table:table-cell>
          <table:table-cell table:number-columns-repeated="6"/>
          <table:table-cell table:style-name="ce22" office:value-type="string">
            <text:p>F=</text:p>
          </table:table-cell>
          <table:table-cell table:style-name="ce26" table:formula="oooc:=[.J10]/[.J14]" office:value-type="float" office:value="1.6543776398929813">
            <text:p>1.65</text:p>
          </table:table-cell>
          <table:table-cell table:style-name="ce22" office:value-type="string">
            <text:p>er_f=</text:p>
          </table:table-cell>
          <table:table-cell table:style-name="ce26" table:formula="oooc:=[.K18]*SQRT(((([.K14]/[.J14])^2)+(([.K10]/[.J10])^2)))" office:value-type="float" office:value="0.3622247701251992">
            <text:p>0.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 number:grouping="true"/>
    </number:number-style>
    <number:number-style style:name="N178">
      <number:number number:min-integer-digits="1" number:grouping="true" number:decimal-places="4"/>
    </number:number-style>
    <number:number-style style:name="N179">
      <number:number number:min-integer-digits="1" number:grouping="true" number:decimal-places="3"/>
    </number:number-style>
    <number:number-style style:name="N180">
      <number:number number:min-integer-digits="1" number:grouping="true" number:decimal-places="6"/>
    </number:number-style>
    <number:number-style style:name="N181">
      <number:number number:min-integer-digits="1" number:grouping="true" number:decimal-places="2"/>
    </number:number-style>
    <number:number-style style:name="N182">
      <number:number number:min-integer-digits="1" number:grouping="true" number:decimal-places="1"/>
    </number:number-style>
    <number:number-style style:name="N183">
      <number:number number:min-integer-digits="1" number:grouping="true" number:decimal-places="7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1D" style:display-name="PageStyle_1D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2D_(rates)" style:display-name="PageStyle_2D_(rates)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cceptances" style:display-name="PageStyle_acceptan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2D_(not rates)" style:display-name="PageStyle_2D_(not rates)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